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1.104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0.788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685cm" fo:break-before="auto" style:use-optimal-row-height="true"/>
    </style:style>
    <style:style style:name="ro25" style:family="table-row">
      <style:table-row-properties style:row-height="1.605cm" fo:break-before="auto" style:use-optimal-row-height="true"/>
    </style:style>
    <style:style style:name="ro26" style:family="table-row">
      <style:table-row-properties style:row-height="1.236cm" fo:break-before="auto" style:use-optimal-row-height="true"/>
    </style:style>
    <style:style style:name="ro27" style:family="table-row">
      <style:table-row-properties style:row-height="0.841cm" fo:break-before="auto" style:use-optimal-row-height="true"/>
    </style:style>
    <style:style style:name="ro28" style:family="table-row">
      <style:table-row-properties style:row-height="1.21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7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0.785cm" fo:break-before="auto" style:use-optimal-row-height="true"/>
    </style:style>
    <style:style style:name="ro39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1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3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855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4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8" style:family="table-cell" style:parent-style-name="Default">
      <style:table-cell-properties fo:border="0.74pt solid #000000" style:vertical-align="middle"/>
    </style:style>
    <style:style style:name="ce92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5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2" fo:font-style="normal" style:font-style-asian="normal" style:font-style-complex="normal"/>
    </style:style>
    <style:style style:name="ce620" style:family="table-cell" style:parent-style-name="Default">
      <style:text-properties style:font-name="Avenir2" fo:font-style="normal" style:font-style-asian="normal" style:font-style-complex="normal"/>
    </style:style>
    <style:style style:name="ce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6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4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49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1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0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07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7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7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0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6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2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9" style:family="table-cell" style:parent-style-name="Default">
      <style:table-cell-properties fo:background-color="transparent" style:vertical-align="middle"/>
      <style:text-properties style:font-name="Avenir2"/>
    </style:style>
    <style:style style:name="ce201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9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95" style:family="table-cell" style:parent-style-name="Default">
      <style:table-cell-properties style:vertical-align="middle"/>
      <style:text-properties style:use-window-font-color="true" style:font-name="Avenir2"/>
    </style:style>
    <style:style style:name="ce26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61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62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62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ext-properties fo:font-size="8pt" style:font-size-asian="8pt" style:font-size-complex="8pt"/>
    </style:style>
    <style:style style:name="ce2626" style:family="table-cell" style:parent-style-name="Default">
      <style:table-cell-properties fo:wrap-option="no-wrap" style:vertical-align="middle"/>
    </style:style>
    <style:style style:name="ce2627" style:family="table-cell" style:parent-style-name="Default">
      <style:table-cell-properties fo:wrap-option="wrap" style:vertical-align="middle"/>
    </style:style>
    <style:style style:name="ce262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3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3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1" fo:font-weight="bold"/>
    </style:style>
    <style:style style:name="ce263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36" style:family="table-cell" style:parent-style-name="Default" style:data-style-name="N100">
      <style:text-properties style:font-name="Avenir1" fo:font-weight="normal"/>
    </style:style>
    <style:style style:name="ce263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43" style:family="table-cell" style:parent-style-name="Default" style:data-style-name="N100">
      <style:text-properties fo:color="#ff0000" style:font-name="Avenir1" fo:font-weight="bold"/>
    </style:style>
    <style:style style:name="ce264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4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4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49" style:family="table-cell" style:parent-style-name="Default">
      <style:table-cell-properties fo:border="0.06pt solid #000000" style:vertical-align="middle"/>
      <style:text-properties style:font-name="Avenir2"/>
    </style:style>
    <style:style style:name="ce21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2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51"/>
        <table:table-column table:style-name="co2" table:default-cell-style-name="ce551"/>
        <table:table-column table:style-name="co3" table:default-cell-style-name="ce551"/>
        <table:table-column table:style-name="co4" table:default-cell-style-name="ce551"/>
        <table:table-column table:style-name="co5" table:default-cell-style-name="ce551"/>
        <table:table-column table:style-name="co6" table:default-cell-style-name="ce551"/>
        <table:table-column table:style-name="co7" table:default-cell-style-name="ce551"/>
        <table:table-column table:style-name="co8" table:number-columns-repeated="2" table:default-cell-style-name="ce551"/>
        <table:table-column table:style-name="co9" table:default-cell-style-name="ce551"/>
        <table:table-column table:style-name="co10" table:default-cell-style-name="ce551"/>
        <table:table-column table:style-name="co11" table:default-cell-style-name="ce551"/>
        <table:table-column table:style-name="co12" table:default-cell-style-name="ce551"/>
        <table:table-column table:style-name="co13" table:default-cell-style-name="ce551"/>
        <table:table-column table:style-name="co14" table:default-cell-style-name="ce55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fejvadász/hitma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3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40" calcext:value-type="float" table:number-columns-spanned="2" table:number-rows-spanned="1">
            <text:p>24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41" calcext:value-type="float" table:number-columns-spanned="2" table:number-rows-spanned="1">
            <text:p>241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411" calcext:value-type="float">
            <text:p>41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4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4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6" calcext:value-type="float">
            <text:p>96</text:p>
          </table:table-cell>
          <table:table-cell table:style-name="ce698" table:formula="of:=([.$M22]/[.$E$13])*100" office:value-type="float" office:value="23.3576642335766" calcext:value-type="float">
            <text:p>23,3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15.0851581508516" calcext:value-type="float">
            <text:p>15,09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8" calcext:value-type="float">
            <text:p>18</text:p>
          </table:table-cell>
          <table:table-cell table:style-name="ce698" table:formula="of:=([.$M24]/[.$E$13])*100" office:value-type="float" office:value="4.37956204379562" calcext:value-type="float">
            <text:p>4,38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15" calcext:value-type="float">
            <text:p>115</text:p>
          </table:table-cell>
          <table:table-cell table:style-name="ce698" table:formula="of:=([.$M25]/[.$E$13])*100" office:value-type="float" office:value="27.9805352798054" calcext:value-type="float">
            <text:p>27,98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0" calcext:value-type="float">
            <text:p>120</text:p>
          </table:table-cell>
          <table:table-cell table:style-name="ce698" table:formula="of:=([.$M26]/[.$E$13])*100" office:value-type="float" office:value="29.1970802919708" calcext:value-type="float">
            <text:p>29,2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3" table:content-validation-name="val22"/>
          <table:table-cell table:style-name="ce13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0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1" calcext:value-type="float">
            <text:p>41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15" calcext:value-type="float">
            <text:p>115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5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2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2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29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9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29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29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0" calcext:value-type="float">
            <text:p>12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6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angután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0]*[$Data.$C$12]" office:value-type="float" office:value="12" calcext:value-type="float">
            <text:p>12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uhanó árnyék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5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5]*[$Data.$C$12]" office:value-type="float" office:value="6" calcext:value-type="float">
            <text:p>6</text:p>
          </table:table-cell>
          <table:table-cell table:style-name="ce344" table:content-validation-name="val7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66]) ;&quot;&quot;;VLOOKUP([.$G66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6]*[$Data.$C$12]" office:value-type="float" office:value="6" calcext:value-type="float">
            <text:p>6</text:p>
          </table:table-cell>
          <table:table-cell table:style-name="ce344" table:content-validation-name="val75" table:formula="of:=IF(ISBLANK([.$G66]); &quot;-&quot;; VLOOKUP([.$G6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améleon</text:p>
          </table:table-cell>
          <table:covered-table-cell table:style-name="ce419"/>
          <table:table-cell table:style-name="ce253" table:content-validation-name="val52" table:formula="of:=IF(ISBLANK([.$G67]) ;&quot;&quot;;VLOOKUP([.$G67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7]*[$Data.$C$12]" office:value-type="float" office:value="6" calcext:value-type="float">
            <text:p>6</text:p>
          </table:table-cell>
          <table:table-cell table:style-name="ce344" table:content-validation-name="val75" table:formula="of:=IF(ISBLANK([.$G67]); &quot;-&quot;; VLOOKUP([.$G6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Villámgyors keresés</text:p>
          </table:table-cell>
          <table:covered-table-cell table:style-name="ce419"/>
          <table:table-cell table:style-name="ce253" table:content-validation-name="val52" table:formula="of:=IF(ISBLANK([.$G68]) ;&quot;&quot;;VLOOKUP([.$G6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8]*[$Data.$C$12]" office:value-type="float" office:value="6" calcext:value-type="float">
            <text:p>6</text:p>
          </table:table-cell>
          <table:table-cell table:style-name="ce344" table:content-validation-name="val75" table:formula="of:=IF(ISBLANK([.$G68]); &quot;-&quot;; VLOOKUP([.$G6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abotőr</text:p>
          </table:table-cell>
          <table:covered-table-cell table:style-name="ce419"/>
          <table:table-cell table:style-name="ce253" table:content-validation-name="val52" table:formula="of:=IF(ISBLANK([.$G69]) ;&quot;&quot;;VLOOKUP([.$G69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9]*[$Data.$C$12]" office:value-type="float" office:value="6" calcext:value-type="float">
            <text:p>6</text:p>
          </table:table-cell>
          <table:table-cell table:style-name="ce344" table:content-validation-name="val75" table:formula="of:=IF(ISBLANK([.$G69]); &quot;-&quot;; VLOOKUP([.$G6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70]) ;&quot;&quot;;VLOOKUP([.$G70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0]*[$Data.$C$12]" office:value-type="float" office:value="6" calcext:value-type="float">
            <text:p>6</text:p>
          </table:table-cell>
          <table:table-cell table:style-name="ce344" table:content-validation-name="val75" table:formula="of:=IF(ISBLANK([.$G70]); &quot;-&quot;; VLOOKUP([.$G7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72]) ;&quot;&quot;;VLOOKUP([.$G72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2]*[$Data.$C$12]" office:value-type="float" office:value="6" calcext:value-type="float">
            <text:p>6</text:p>
          </table:table-cell>
          <table:table-cell table:style-name="ce344" table:content-validation-name="val75" table:formula="of:=IF(ISBLANK([.$G72]); &quot;-&quot;; VLOOKUP([.$G7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431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64" table:content-validation-name="val53" office:value-type="float" office:value="5" calcext:value-type="float">
            <text:p>5</text:p>
          </table:table-cell>
          <table:table-cell table:style-name="ce33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64" table:content-validation-name="val53" office:value-type="float" office:value="1" calcext:value-type="float">
            <text:p>1</text:p>
          </table:table-cell>
          <table:table-cell table:style-name="ce33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22"/>
        <table:table-column table:style-name="co16" table:default-cell-style-name="ce922"/>
        <table:table-column table:style-name="co14" table:default-cell-style-name="ce922"/>
        <table:table-column table:style-name="co17" table:default-cell-style-name="ce922"/>
        <table:table-column table:style-name="co18" table:default-cell-style-name="ce922"/>
        <table:table-column table:style-name="co19" table:default-cell-style-name="ce922"/>
        <table:table-column table:style-name="co20" table:default-cell-style-name="ce922"/>
        <table:table-column table:style-name="co21" table:default-cell-style-name="ce922"/>
        <table:table-column table:style-name="co22" table:default-cell-style-name="ce922"/>
        <table:table-column table:style-name="co23" table:default-cell-style-name="ce92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3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8"/>
          <table:covered-table-cell table:style-name="ce951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8"/>
          <table:covered-table-cell table:style-name="ce951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1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21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29"/>
          <table:covered-table-cell table:style-name="ce359"/>
          <table:covered-table-cell table:style-name="ce372"/>
          <table:covered-table-cell table:number-columns-repeated="4" table:style-name="ce929"/>
          <table:covered-table-cell table:style-name="ce483"/>
          <table:table-cell table:style-name="Default"/>
        </table:table-row>
        <table:table-row table:style-name="ro2">
          <table:table-cell table:style-name="ce43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8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8]); &quot;-&quot;; VLOOKUP([.$A8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01" table:content-validation-name="val89"/>
          <table:table-cell table:style-name="ce522" table:content-validation-name="val94" table:number-columns-spanned="3" table:number-rows-spanned="1"/>
          <table:covered-table-cell table:style-name="ce522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ülönleges faj boncolása 🔁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0]); &quot;-&quot;; VLOOKUP([.$A10];hatterek_szabad_all; 2; 0))" office:value-type="string" office:string-value="Harci anatómia fortély" calcext:value-type="string" table:number-columns-spanned="2" table:number-rows-spanned="1">
            <text:p>Harci anatómia fortély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itkos szervezet 🔁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3]); &quot;-&quot;; VLOOKUP([.$A13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501" table:content-validation-name="val89"/>
          <table:table-cell table:style-name="ce522" office:value-type="string" calcext:value-type="string" table:number-columns-spanned="3" table:number-rows-spanned="1">
            <text:p>Fejvadász v tolvajklán</text:p>
          </table:table-cell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0" table:content-validation-name="val80"/>
          <table:table-cell table:style-name="ce453" table:content-validation-name="val85"/>
          <table:table-cell table:style-name="ce501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9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40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374" table:content-validation-name="val86"/>
          <table:table-cell table:style-name="ce502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3" table:number-columns-spanned="3" table:number-rows-spanned="1"/>
          <table:covered-table-cell table:style-name="ce523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38" office:value-type="string" calcext:value-type="string" table:number-columns-spanned="3" table:number-rows-spanned="1">
            <text:p>Kultúrkör</text:p>
          </table:table-cell>
          <table:covered-table-cell table:style-name="ce928"/>
          <table:covered-table-cell table:style-name="ce458"/>
          <table:table-cell table:style-name="ce376" table:content-validation-name="val87" table:formula="of:=ROUNDUP([$Alapértékek.D8]/2)-COUNTA([.A25:.C34])" office:value-type="float" office:value="2" calcext:value-type="float">
            <text:p>2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Városlakó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törpe</text:p>
          </table:table-cell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Hallgatag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Megfontolt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Precíz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Szerény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Magas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office:value-type="string" calcext:value-type="string" table:number-columns-spanned="2" table:number-rows-spanned="1">
            <text:p>Vékony</text:p>
          </table:table-cell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4" table:content-validation-name="val81" table:number-columns-spanned="4" table:number-rows-spanned="1"/>
          <table:covered-table-cell table:style-name="ce422" table:content-validation-name="val81"/>
          <table:covered-table-cell table:style-name="ce444" table:content-validation-name="val81"/>
          <table:covered-table-cell table:style-name="ce453" table:content-validation-name="val81"/>
          <table:table-cell table:style-name="ce460" table:number-columns-spanned="2" table:number-rows-spanned="1"/>
          <table:covered-table-cell table:style-name="ce669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5" table:number-columns-spanned="5" table:number-rows-spanned="1"/>
          <table:covered-table-cell table:number-columns-repeated="4" table:style-name="ce547"/>
          <table:table-cell table:style-name="ce209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8" office:value-type="string" calcext:value-type="string" table:number-columns-spanned="3" table:number-rows-spanned="1">
            <text:p>Hely</text:p>
          </table:table-cell>
          <table:covered-table-cell table:style-name="ce928"/>
          <table:covered-table-cell table:style-name="ce458" table:content-validation-name="val5"/>
          <table:table-cell table:style-name="ce378" table:content-validation-name="val88" table:formula="of:=ROUNDUP([$Alapértékek.D8]/2)-COUNTA([.A38:.A48])" office:value-type="float" office:value="0" calcext:value-type="float">
            <text:p>0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5" table:content-validation-name="val95" table:number-columns-spanned="2" table:number-rows-spanned="1"/>
          <table:covered-table-cell table:style-name="ce52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7" table:content-validation-name="val82" office:value-type="string" calcext:value-type="string" table:number-columns-spanned="4" table:number-rows-spanned="1">
            <text:p>Eren, Eren</text:p>
          </table:table-cell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18"/>
          <table:covered-table-cell table:style-name="ce484"/>
          <table:table-cell table:style-name="Default"/>
        </table:table-row>
        <table:table-row table:style-name="ro6">
          <table:table-cell table:style-name="ce447" table:content-validation-name="val5" office:value-type="string" calcext:value-type="string" table:number-columns-spanned="4" table:number-rows-spanned="1">
            <text:p>Városállamok</text:p>
          </table:table-cell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7" table:content-validation-name="val5" office:value-type="string" calcext:value-type="string" table:number-columns-spanned="4" table:number-rows-spanned="1">
            <text:p>Északi Törpe Királyságok</text:p>
          </table:table-cell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3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7" table:content-validation-name="val5" office:value-type="string" calcext:value-type="string" table:number-columns-spanned="4" table:number-rows-spanned="1">
            <text:p>Gianag</text:p>
          </table:table-cell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office:value-type="string" calcext:value-type="string" table:number-columns-spanned="2" table:number-rows-spanned="1">
            <text:p>Gyilkos</text:p>
          </table:table-cell>
          <table:covered-table-cell table:style-name="ce525" table:content-validation-name="val96"/>
          <table:table-cell table:style-name="ce822" office:value-type="string" calcext:value-type="string">
            <text:p>Ez a szakmája…</text:p>
          </table:table-cell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office:value-type="string" calcext:value-type="string" table:number-columns-spanned="2" table:number-rows-spanned="1">
            <text:p>Világlátott</text:p>
          </table:table-cell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table:number-columns-spanned="2" table:number-rows-spanned="1"/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table:number-columns-spanned="2" table:number-rows-spanned="1"/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table:number-columns-spanned="2" table:number-rows-spanned="1"/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table:number-columns-spanned="2" table:number-rows-spanned="1"/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5" table:content-validation-name="val96" table:number-columns-spanned="2" table:number-rows-spanned="1"/>
          <table:covered-table-cell table:style-name="ce525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2" table:content-validation-name="val5"/>
          <table:table-cell table:style-name="ce644" table:number-columns-spanned="2" table:number-rows-spanned="1"/>
          <table:covered-table-cell table:style-name="ce670"/>
          <table:table-cell table:style-name="ce528" table:content-validation-name="val96" table:number-columns-spanned="2" table:number-rows-spanned="1"/>
          <table:covered-table-cell table:style-name="ce528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3"/>
          <table:covered-table-cell table:style-name="ce706"/>
          <table:table-cell table:style-name="ce453" table:content-validation-name="val90" office:value-type="string" calcext:value-type="string">
            <text:p>alap</text:p>
          </table:table-cell>
          <table:table-cell table:style-name="ce51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0"/>
          <table:covered-table-cell table:style-name="ce399"/>
          <table:table-cell table:style-name="ce453" table:content-validation-name="val91" office:value-type="string" calcext:value-type="string">
            <text:p>alap</text:p>
          </table:table-cell>
          <table:table-cell table:style-name="ce51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3" table:number-columns-spanned="4" table:number-rows-spanned="1"/>
          <table:covered-table-cell table:number-columns-repeated="2" table:style-name="ce453" table:content-validation-name="val83"/>
          <table:covered-table-cell table:style-name="ce706" table:content-validation-name="val83"/>
          <table:table-cell table:style-name="ce45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20"/>
        <table:table-column table:style-name="co25" table:default-cell-style-name="ce620"/>
        <table:table-column table:style-name="co26" table:default-cell-style-name="ce620"/>
        <table:table-column table:style-name="co27" table:default-cell-style-name="ce620"/>
        <table:table-column table:style-name="co28" table:default-cell-style-name="ce620"/>
        <table:table-column table:style-name="co29" table:default-cell-style-name="ce620"/>
        <table:table-column table:style-name="co28" table:number-columns-repeated="3" table:default-cell-style-name="ce620"/>
        <table:table-column table:style-name="co30" table:default-cell-style-name="ce620"/>
        <table:table-column table:style-name="co31" table:default-cell-style-name="ce620"/>
        <table:table-column table:style-name="co32" table:default-cell-style-name="ce620"/>
        <table:table-column table:style-name="co33" table:default-cell-style-name="ce620"/>
        <table:table-column table:style-name="co34" table:default-cell-style-name="ce620"/>
        <table:table-column table:style-name="co35" table:default-cell-style-name="ce620"/>
        <table:table-column table:style-name="co36" table:default-cell-style-name="ce1151"/>
        <table:table-column table:style-name="co37" table:default-cell-style-name="ce633"/>
        <table:table-column table:style-name="co38" table:default-cell-style-name="ce641"/>
        <table:table-column table:style-name="co39" table:default-cell-style-name="ce629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3"/>
          <table:covered-table-cell table:number-columns-repeated="5" table:style-name="ce629"/>
          <table:covered-table-cell table:number-columns-repeated="2" table:style-name="ce553"/>
          <table:table-cell table:style-name="ce55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29"/>
          <table:table-cell table:number-columns-repeated="243"/>
        </table:table-row>
        <table:table-row table:style-name="ro4">
          <table:table-cell table:style-name="ce553"/>
          <table:table-cell table:style-name="ce553" table:number-columns-spanned="6" table:number-rows-spanned="1"/>
          <table:covered-table-cell table:number-columns-repeated="5" table:style-name="ce553"/>
          <table:table-cell table:style-name="ce553" table:number-columns-repeated="3"/>
          <table:table-cell table:style-name="ce1195" table:number-columns-spanned="5" table:number-rows-spanned="1"/>
          <table:covered-table-cell table:number-columns-repeated="3" table:style-name="ce553"/>
          <table:covered-table-cell table:style-name="ce1388"/>
          <table:table-cell table:style-name="ce629"/>
          <table:table-cell table:number-columns-repeated="243"/>
        </table:table-row>
        <table:table-row table:style-name="ro7">
          <table:table-cell table:style-name="ce586"/>
          <table:table-cell table:style-name="ce623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3" table:content-validation-name="val144" office:value-type="string" calcext:value-type="string">
            <text:p>Módosítók</text:p>
          </table:table-cell>
          <table:table-cell table:style-name="ce623" table:content-validation-name="val151" office:value-type="string" calcext:value-type="string">
            <text:p>Összesen</text:p>
          </table:table-cell>
          <table:table-cell table:style-name="ce553"/>
          <table:table-cell table:style-name="ce752" office:value-type="string" calcext:value-type="string" table:number-columns-spanned="2" table:number-rows-spanned="1">
            <text:p>Összesen felvett HM:</text:p>
          </table:table-cell>
          <table:covered-table-cell table:style-name="ce553"/>
          <table:table-cell table:style-name="ce1080" table:content-validation-name="val184" table:formula="of:=SUM([.B4:.B5])" office:value-type="float" office:value="12" calcext:value-type="float">
            <text:p>12 HM</text:p>
          </table:table-cell>
          <table:table-cell table:style-name="ce55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29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8" calcext:value-type="float">
            <text:p>8</text:p>
          </table:table-cell>
          <table:table-cell table:style-name="ce692" table:content-validation-name="val128" office:value-type="float" office:value="7" calcext:value-type="float">
            <text:p>7</text:p>
          </table:table-cell>
          <table:table-cell table:style-name="ce692" table:content-validation-name="val145" table:formula="of:=[Alapértékek.$C$18]+[Alapértékek.$C$20]+[Alapértékek.$C$21]" office:value-type="float" office:value="8" calcext:value-type="float">
            <text:p>8</text:p>
          </table:table-cell>
          <table:table-cell table:style-name="ce788" table:content-validation-name="val152" table:formula="of:=[.C4]+[.B4]+[.D4]" office:value-type="float" office:value="23" calcext:value-type="float">
            <text:p>23</text:p>
          </table:table-cell>
          <table:table-cell table:style-name="ce553"/>
          <table:table-cell table:style-name="ce752" office:value-type="string" calcext:value-type="string" table:number-columns-spanned="2" table:number-rows-spanned="1">
            <text:p>Max felvehető HM:</text:p>
          </table:table-cell>
          <table:covered-table-cell table:style-name="ce553"/>
          <table:table-cell table:style-name="ce1049" table:content-validation-name="val185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553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692" table:content-validation-name="val128" office:value-type="float" office:value="30" calcext:value-type="float">
            <text:p>30</text:p>
          </table:table-cell>
          <table:table-cell table:style-name="ce692" table:content-validation-name="val146" table:formula="of:=[Alapértékek.$C$20]+[Alapértékek.$C$21]" office:value-type="float" office:value="7" calcext:value-type="float">
            <text:p>7</text:p>
          </table:table-cell>
          <table:table-cell table:style-name="ce788" table:content-validation-name="val153" table:formula="of:=[.C5]+[.B5]+[.D5]" office:value-type="float" office:value="41" calcext:value-type="float">
            <text:p>41</text:p>
          </table:table-cell>
          <table:table-cell table:style-name="ce553" table:number-columns-repeated="5"/>
          <table:table-cell table:style-name="ce1125"/>
          <table:table-cell table:style-name="ce64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3" table:number-columns-repeated="6"/>
          <table:table-cell table:style-name="ce752" office:value-type="string" calcext:value-type="string" table:number-columns-spanned="2" table:number-rows-spanned="1">
            <text:p>Össz felvett CM:</text:p>
          </table:table-cell>
          <table:covered-table-cell table:style-name="ce553"/>
          <table:table-cell table:style-name="ce1071" table:content-validation-name="val115" table:formula="of:=[.B7]" office:value-type="float" office:value="4" calcext:value-type="float">
            <text:p>4 HM</text:p>
          </table:table-cell>
          <table:table-cell table:style-name="ce55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4" calcext:value-type="float">
            <text:p>4</text:p>
          </table:table-cell>
          <table:table-cell table:style-name="ce69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788" table:content-validation-name="val154" table:formula="of:=[.C7]+[.B7]+[.D7]" office:value-type="float" office:value="-5" calcext:value-type="float">
            <text:p>-5</text:p>
          </table:table-cell>
          <table:table-cell table:style-name="ce553"/>
          <table:table-cell table:style-name="ce752" office:value-type="string" calcext:value-type="string" table:number-columns-spanned="2" table:number-rows-spanned="1">
            <text:p>Max felvehető CM:</text:p>
          </table:table-cell>
          <table:covered-table-cell table:style-name="ce553"/>
          <table:table-cell table:style-name="ce1049" table:content-validation-name="val186" table:formula="of:=[Data.C19]*[Alapértékek.$D$8]" office:value-type="float" office:value="16" calcext:value-type="float">
            <text:p>16 HM</text:p>
          </table:table-cell>
          <table:table-cell table:style-name="ce55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52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53"/>
          <table:table-cell table:style-name="ce629" table:number-columns-repeated="4"/>
          <table:table-cell table:style-name="ce55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-1" calcext:value-type="float">
            <text:p>-1</text:p>
          </table:table-cell>
          <table:table-cell table:style-name="ce553"/>
          <table:table-cell table:style-name="ce752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6" calcext:value-type="float">
            <text:p>96 KP</text:p>
          </table:table-cell>
          <table:table-cell table:style-name="ce629"/>
          <table:table-cell table:style-name="ce752" office:value-type="string" calcext:value-type="string" table:number-columns-spanned="2" table:number-rows-spanned="1">
            <text:p>Átlag HM</text:p>
          </table:table-cell>
          <table:covered-table-cell table:style-name="ce553"/>
          <table:table-cell table:style-name="ce1072" table:content-validation-name="val187" table:formula="of:=(([.I3]+[.I6])/[Alapértékek.D8])" office:value-type="float" office:value="2" calcext:value-type="float">
            <text:p>2 HM</text:p>
          </table:table-cell>
          <table:table-cell table:style-name="ce55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5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3"/>
          <table:table-cell table:style-name="Default" table:number-columns-repeated="3"/>
          <table:table-cell table:style-name="ce55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52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94" table:content-validation-name="val130" office:value-type="string" calcext:value-type="string">
            <text:p>Szint</text:p>
          </table:table-cell>
          <table:table-cell table:style-name="ce694" office:value-type="string" calcext:value-type="string">
            <text:p>TÉ/CÉ</text:p>
          </table:table-cell>
          <table:table-cell table:style-name="ce694" office:value-type="string" calcext:value-type="string">
            <text:p>VÉ</text:p>
          </table:table-cell>
          <table:table-cell table:style-name="ce694" table:content-validation-name="val167" office:value-type="string" calcext:value-type="string">
            <text:p>Harckeret</text:p>
          </table:table-cell>
          <table:table-cell table:style-name="ce69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335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818" table:content-validation-name="val115" table:formula="of:=VLOOKUP([.$C13];harcmodorok;1)+[.$E$4]" office:value-type="float" office:value="31" calcext:value-type="float">
            <text:p>31</text:p>
          </table:table-cell>
          <table:table-cell table:style-name="ce818" table:content-validation-name="val115" table:formula="of:=VLOOKUP([.$C13];harcmodorok;1)+[.$E$5]" office:value-type="float" office:value="49" calcext:value-type="float">
            <text:p>49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5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5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157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818" table:content-validation-name="val115" table:formula="of:=VLOOKUP([.$C14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4];harcmodorok;1)+[.$E$5]" office:value-type="float" office:value="41" calcext:value-type="float">
            <text:p>41</text:p>
          </table:table-cell>
          <table:table-cell table:style-name="ce818" table:content-validation-name="val168" table:formula="of:=MAX(0; ([.C14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818" table:content-validation-name="val115" table:formula="of:=VLOOKUP([.$C15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5];harcmodorok;1)+[.$E$5]" office:value-type="float" office:value="41" calcext:value-type="float">
            <text:p>41</text:p>
          </table:table-cell>
          <table:table-cell table:style-name="ce818" table:content-validation-name="val168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5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157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818" table:content-validation-name="val115" table:formula="of:=VLOOKUP([.$C16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6];harcmodorok;1)+[.$E$5]" office:value-type="float" office:value="41" calcext:value-type="float">
            <text:p>41</text:p>
          </table:table-cell>
          <table:table-cell table:style-name="ce818" table:content-validation-name="val168" table:formula="of:=MAX(0; ([.C16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818" table:content-validation-name="val115" table:formula="of:=VLOOKUP([.$C17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7];harcmodorok;1)+[.$E$5]" office:value-type="float" office:value="41" calcext:value-type="float">
            <text:p>41</text:p>
          </table:table-cell>
          <table:table-cell table:style-name="ce818" table:content-validation-name="val168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139" table:content-validation-name="val189" office:value-type="float" office:value="0" calcext:value-type="float">
            <text:p>0</text:p>
          </table:table-cell>
          <table:table-cell table:style-name="ce1157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1329" table:content-validation-name="val115" table:formula="of:=VLOOKUP([.$C18];harcmodorok;1)+[.$E$7]" office:value-type="float" office:value="3" calcext:value-type="float">
            <text:p>3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29" table:content-validation-name="val168" table:formula="of:=MAX(0; ([.C18]+[Alapértékek.$C$21]-[$Data.$S$35]+([$Data.$S$36]*[$Alapértékek.$J$39])))" office:value-type="float" office:value="14" calcext:value-type="float">
            <text:p>14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818" table:content-validation-name="val115" table:formula="of:=VLOOKUP([.$C19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818" table:content-validation-name="val115" table:formula="of:=VLOOKUP([.$C20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818" table:content-validation-name="val115" table:formula="of:=VLOOKUP([.$C21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3"/>
          <table:table-cell table:style-name="ce1759" table:formula="of:=VLOOKUP([.$L$4];teljes_tavharcertekek_all;4;0)" office:value-type="float" office:value="8" calcext:value-type="float" table:number-columns-spanned="2" table:number-rows-spanned="1">
            <text:p>8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6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64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05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57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57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57" table:content-validation-name="val169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35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57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57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57" table:content-validation-name="val170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705" table:content-validation-name="val134" office:value-type="float" office:value="2" calcext:value-type="float">
            <text:p>2</text:p>
          </table:table-cell>
          <table:table-cell table:style-name="ce757" table:content-validation-name="val115" table:formula="of:=VLOOKUP([.$A27];kezifegyverek_all;2;0) + ([.$C27]*[Data.$S$6])" office:value-type="float" office:value="4" calcext:value-type="float">
            <text:p>4</text:p>
          </table:table-cell>
          <table:table-cell table:style-name="ce757" table:content-validation-name="val115" table:formula="of:=VLOOKUP([.$A27];kezifegyverek_all;3;0) + ([.$C27]*[Data.$S$6])" office:value-type="float" office:value="4" calcext:value-type="float">
            <text:p>4</text:p>
          </table:table-cell>
          <table:table-cell table:style-name="ce757" table:content-validation-name="val170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0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316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1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34" table:formula="of:=IF([.$X27] = 1; &quot;/&quot; &amp; ([.$U27] + 2); &quot;&quot;)">
            <text:p/>
          </table:table-cell>
          <table:table-cell table:style-name="ce1457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HIÁNYZIK</text:p>
          </table:table-cell>
          <table:table-cell table:style-name="ce705" table:content-validation-name="val134" office:value-type="float" office:value="0" calcext:value-type="float">
            <text:p>0</text:p>
          </table:table-cell>
          <table:table-cell table:style-name="ce757" table:content-validation-name="val115" table:formula="of:=VLOOKUP([.$A28];kezifegyverek_all;2;0) + ([.$C28]*[Data.$S$6])" office:value-type="string" office:string-value="" calcext:value-type="error">
            <text:p>#HIÁNYZIK</text:p>
          </table:table-cell>
          <table:table-cell table:style-name="ce757" table:content-validation-name="val115" table:formula="of:=VLOOKUP([.$A28];kezifegyverek_all;3;0) + ([.$C28]*[Data.$S$6])" office:value-type="string" office:string-value="" calcext:value-type="error">
            <text:p>#HIÁNYZIK</text:p>
          </table:table-cell>
          <table:table-cell table:style-name="ce757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316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1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34" table:formula="of:=IF([.$X28] = 1; &quot;/&quot; &amp; ([.$U28] + 2); &quot;&quot;)">
            <text:p/>
          </table:table-cell>
          <table:table-cell table:style-name="ce1457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HIÁNYZIK</text:p>
          </table:table-cell>
          <table:table-cell table:style-name="ce705" table:content-validation-name="val134" office:value-type="float" office:value="0" calcext:value-type="float">
            <text:p>0</text:p>
          </table:table-cell>
          <table:table-cell table:style-name="ce757" table:content-validation-name="val115" table:formula="of:=VLOOKUP([.$A29];kezifegyverek_all;2;0) + ([.$C29]*[Data.$S$6])" office:value-type="string" office:string-value="" calcext:value-type="error">
            <text:p>#HIÁNYZIK</text:p>
          </table:table-cell>
          <table:table-cell table:style-name="ce757" table:content-validation-name="val115" table:formula="of:=VLOOKUP([.$A29];kezifegyverek_all;3;0) + ([.$C29]*[Data.$S$6])" office:value-type="string" office:string-value="" calcext:value-type="error">
            <text:p>#HIÁNYZIK</text:p>
          </table:table-cell>
          <table:table-cell table:style-name="ce757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305" table:formula="of:= [.$C27] * [Data.$T$6]" office:value-type="float" office:value="2" calcext:value-type="float">
            <text:p>2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316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16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34" table:formula="of:=IF([.$X29] = 1; &quot;/&quot; &amp; ([.$U29] + 2); &quot;&quot;)">
            <text:p/>
          </table:table-cell>
          <table:table-cell table:style-name="ce1457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HIÁNYZIK</text:p>
          </table:table-cell>
          <table:table-cell table:style-name="ce705" table:content-validation-name="val134" office:value-type="float" office:value="0" calcext:value-type="float">
            <text:p>0</text:p>
          </table:table-cell>
          <table:table-cell table:style-name="ce757" table:content-validation-name="val115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757" table:content-validation-name="val115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757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HIÁNYZIK</text:p>
          </table:table-cell>
          <table:table-cell table:style-name="ce130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28]; kezifegyverek_all; 9; 0))" office:value-type="string" office:string-value="" calcext:value-type="error">
            <text:p>#HIÁNYZIK</text:p>
          </table:table-cell>
          <table:table-cell table:style-name="ce131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HIÁNYZIK</text:p>
          </table:table-cell>
          <table:table-cell table:style-name="ce1316" table:formula="of:=IF(AND(ISNUMBER([.$V30]); [.$V30] &gt; 0); &quot; +&quot; &amp; [.$V30] &amp; &quot;Á&quot;; &quot;&quot;)" office:value-type="string" office:string-value="" calcext:value-type="error">
            <text:p>#HIÁNYZIK</text:p>
          </table:table-cell>
          <table:table-cell table:style-name="ce1356" table:formula="of:=VLOOKUP([.$A28]; kezifegyverek_all; 11; 0)" office:value-type="string" office:string-value="" calcext:value-type="error">
            <text:p>#HIÁNYZIK</text:p>
          </table:table-cell>
          <table:table-cell table:style-name="ce1434" table:formula="of:=IF([.$X30] = 1; &quot;/&quot; &amp; ([.$U30] + 2); &quot;&quot;)" office:value-type="string" office:string-value="" calcext:value-type="error">
            <text:p>#HIÁNYZIK</text:p>
          </table:table-cell>
          <table:table-cell table:style-name="ce145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HIÁNYZIK</text:p>
          </table:table-cell>
          <table:table-cell table:style-name="ce705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57" table:content-validation-name="val115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757" table:content-validation-name="val115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757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HIÁNYZIK</text:p>
          </table:table-cell>
          <table:table-cell table:style-name="ce130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29]; kezifegyverek_all; 9; 0))" office:value-type="string" office:string-value="" calcext:value-type="error">
            <text:p>#HIÁNYZIK</text:p>
          </table:table-cell>
          <table:table-cell table:style-name="ce131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HIÁNYZIK</text:p>
          </table:table-cell>
          <table:table-cell table:style-name="ce1316" table:formula="of:=IF(AND(ISNUMBER([.$V31]); [.$V31] &gt; 0); &quot; +&quot; &amp; [.$V31] &amp; &quot;Á&quot;; &quot;&quot;)" office:value-type="string" office:string-value="" calcext:value-type="error">
            <text:p>#HIÁNYZIK</text:p>
          </table:table-cell>
          <table:table-cell table:style-name="ce1356" table:formula="of:=VLOOKUP([.$A29]; kezifegyverek_all; 11; 0)" office:value-type="string" office:string-value="" calcext:value-type="error">
            <text:p>#HIÁNYZIK</text:p>
          </table:table-cell>
          <table:table-cell table:style-name="ce1434" table:formula="of:=IF([.$X31] = 1; &quot;/&quot; &amp; ([.$U31] + 2); &quot;&quot;)" office:value-type="string" office:string-value="" calcext:value-type="error">
            <text:p>#HIÁNYZIK</text:p>
          </table:table-cell>
          <table:table-cell table:style-name="ce145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8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HIÁNYZIK</text:p>
          </table:table-cell>
          <table:covered-table-cell table:style-name="ce767" table:content-validation-name="val136"/>
          <table:table-cell table:style-name="ce757" table:content-validation-name="val115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757" table:content-validation-name="val115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757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HIÁNYZIK</text:p>
          </table:table-cell>
          <table:table-cell table:style-name="ce130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31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HIÁNYZIK</text:p>
          </table:table-cell>
          <table:table-cell table:style-name="ce1316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56" table:formula="of:=VLOOKUP([.$A30]; kezifegyverek_all; 11; 0)" office:value-type="string" office:string-value="" calcext:value-type="error">
            <text:p>#HIÁNYZIK</text:p>
          </table:table-cell>
          <table:table-cell table:style-name="ce1434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45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569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1" calcext:value-type="float">
            <text:p>1</text:p>
          </table:table-cell>
          <table:table-cell table:style-name="ce569" table:number-columns-spanned="2" table:number-rows-spanned="1"/>
          <table:covered-table-cell table:style-name="ce569"/>
          <table:table-cell table:style-name="Default" table:number-columns-repeated="5"/>
          <table:table-cell table:style-name="ce62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HIÁNYZIK</text:p>
          </table:table-cell>
          <table:table-cell table:style-name="ce130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31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HIÁNYZIK</text:p>
          </table:table-cell>
          <table:table-cell table:style-name="ce131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56" table:formula="of:=VLOOKUP([.$A31]; kezifegyverek_all; 11; 0)" office:value-type="string" office:string-value="" calcext:value-type="error">
            <text:p>#HIÁNYZIK</text:p>
          </table:table-cell>
          <table:table-cell table:style-name="ce1434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45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Default" table:number-columns-repeated="13"/>
          <table:table-cell table:style-name="ce62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HIÁNYZIK</text:p>
          </table:table-cell>
          <table:covered-table-cell table:style-name="Default"/>
          <table:covered-table-cell table:style-name="ce43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49"/>
          <table:table-cell table:style-name="ce649"/>
          <table:table-cell table:style-name="Default" table:number-columns-repeated="4"/>
          <table:table-cell table:style-name="ce62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62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649"/>
          <table:table-cell table:style-name="Default" table:number-columns-repeated="6"/>
          <table:table-cell table:style-name="ce629"/>
          <table:table-cell table:style-name="Default"/>
          <table:table-cell table:style-name="ce1351"/>
          <table:table-cell table:style-name="Default" table:number-columns-repeated="8"/>
          <table:table-cell table:style-name="ce431"/>
          <table:table-cell table:style-name="Default"/>
          <table:table-cell table:number-columns-repeated="232"/>
        </table:table-row>
        <table:table-row table:style-name="ro11">
          <table:table-cell table:style-name="ce568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705" table:content-validation-name="val137" office:value-type="float" office:value="2" calcext:value-type="float">
            <text:p>2</text:p>
          </table:table-cell>
          <table:table-cell table:style-name="ce757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757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29"/>
          <table:table-cell table:style-name="Default"/>
          <table:table-cell table:style-name="ce1351"/>
          <table:table-cell table:style-name="Default" table:number-columns-repeated="8"/>
          <table:table-cell table:style-name="ce431"/>
          <table:table-cell table:style-name="Default"/>
          <table:table-cell table:number-columns-repeated="232"/>
        </table:table-row>
        <table:table-row table:style-name="ro1">
          <table:table-cell table:style-name="ce568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HIÁNYZIK</text:p>
          </table:table-cell>
          <table:table-cell table:style-name="ce705" table:content-validation-name="val137" office:value-type="float" office:value="0" calcext:value-type="float">
            <text:p>0</text:p>
          </table:table-cell>
          <table:table-cell table:style-name="ce757" table:content-validation-name="val115" table:formula="of:=VLOOKUP([.$A38];tavolsagi_fegyverek_all;2;0)+[.$C38]*[Data.$S$6]" office:value-type="string" office:string-value="" calcext:value-type="error">
            <text:p>#HIÁNYZIK</text:p>
          </table:table-cell>
          <table:table-cell table:style-name="ce757" table:formula="of:=VLOOKUP([.$A38];tavolsagi_fegyverek_all;3;0)" office:value-type="string" office:string-value="" calcext:value-type="error">
            <text:p>#HIÁNYZIK</text:p>
          </table:table-cell>
          <table:table-cell table:style-name="ce924" table:content-validation-name="val172" table:formula="of:=[.Z39]" office:value-type="string" office:string-value="" calcext:value-type="error">
            <text:p>#HIÁNYZIK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6"/>
          <table:table-cell table:style-name="Default" table:number-columns-repeated="6"/>
          <table:table-cell table:style-name="ce629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05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316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16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57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9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HIÁNYZIK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HIÁNYZIK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HIÁNYZIK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HIÁNYZIK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HIÁNYZIK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HIÁNYZIK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21" calcext:value-type="float" table:number-columns-spanned="2" table:number-rows-spanned="1">
            <text:p>21</text:p>
          </table:table-cell>
          <table:covered-table-cell table:style-name="ce867"/>
          <table:table-cell/>
          <table:table-cell table:style-name="ce55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3"/>
          <table:table-cell table:style-name="ce629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3"/>
          <table:table-cell table:style-name="ce849"/>
          <table:table-cell table:style-name="ce629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28" calcext:value-type="float">
            <text:p>28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6" calcext:value-type="float">
            <text:p>46</text:p>
          </table:table-cell>
          <table:table-cell table:style-name="ce927" table:content-validation-name="val173" table:formula="of:=[.F25]" office:value-type="string" office:string-value="-4 Z" calcext:value-type="string">
            <text:p>-4 Z</text:p>
          </table:table-cell>
          <table:table-cell table:style-name="ce919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3"/>
          <table:table-cell table:style-name="Default" table:number-columns-repeated="5"/>
          <table:table-cell table:number-columns-repeated="240"/>
        </table:table-row>
        <table:table-row table:style-name="ro14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31" calcext:value-type="float">
            <text:p>31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9" calcext:value-type="float">
            <text:p>49</text:p>
          </table:table-cell>
          <table:table-cell table:style-name="ce1402" table:content-validation-name="val170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4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35" calcext:value-type="float">
            <text:p>35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53" calcext:value-type="float">
            <text:p>53</text:p>
          </table:table-cell>
          <table:table-cell table:style-name="ce1402" table:content-validation-name="val170" table:formula="of:=[.F27]" office:value-type="string" office:string-value="4 S/V" calcext:value-type="string">
            <text:p>4 S/V</text:p>
          </table:table-cell>
          <table:table-cell table:style-name="ce919" table:number-columns-spanned="2" table:number-rows-spanned="1"/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3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4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HIÁNYZIK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3"/>
          <table:table-cell table:style-name="Default" table:number-columns-repeated="5"/>
          <table:table-cell table:number-columns-repeated="240"/>
        </table:table-row>
        <table:table-row table:style-name="ro14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HIÁNYZIK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4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HIÁNYZIK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1028"/>
          <table:table-cell table:style-name="Default"/>
          <table:table-cell table:style-name="ce55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4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HIÁNYZIK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4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95" table:content-validation-name="val117"/>
          <table:table-cell table:style-name="ce720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HIÁNYZIK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HIÁNYZIK</text:p>
          </table:table-cell>
          <table:table-cell table:style-name="ce720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5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8" calcext:value-type="float">
            <text:p>8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25" table:content-validation-name="val172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HIÁNYZIK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HIÁNYZIK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HIÁNYZIK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HIÁNYZIK</text:p>
          </table:table-cell>
          <table:table-cell table:style-name="ce1561" table:content-validation-name="val172" table:formula="of:=[.F38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8" table:content-validation-name="val108"/>
          <table:table-cell table:style-name="ce783" table:formula="of:=VLOOKUP([.$A56];teljes_harcertekek_all;3;0)" office:value-type="string" office:string-value="" calcext:value-type="error">
            <text:p>#HIÁNYZIK</text:p>
          </table:table-cell>
          <table:table-cell table:style-name="ce1410" table:formula="of:=VLOOKUP([.$A56];teljes_harcertekek_all;4;0) + [.$K$56]" office:value-type="string" office:string-value="" calcext:value-type="error">
            <text:p>#HIÁNYZIK</text:p>
          </table:table-cell>
          <table:table-cell table:style-name="ce783" table:formula="of:=VLOOKUP([.$A56];teljes_harcertekek_all;5;0) + [.$L$56]" office:value-type="string" office:string-value="" calcext:value-type="error">
            <text:p>#HIÁNYZIK</text:p>
          </table:table-cell>
          <table:table-cell table:style-name="ce933" table:formula="of:=VLOOKUP([.$A56];teljes_harcertekek_all;6;0)" office:value-type="string" office:string-value="" calcext:value-type="error">
            <text:p>#HIÁNYZIK</text:p>
          </table:table-cell>
          <table:table-cell table:style-name="ce940" table:number-columns-spanned="2" table:number-rows-spanned="1"/>
          <table:covered-table-cell table:style-name="ce94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HIÁNYZIK</text:p>
          </table:table-cell>
          <table:table-cell table:style-name="ce1411" table:formula="of:=VLOOKUP([.$A57];teljes_harcertekek_all;4;0) + [.$K$56]" office:value-type="string" office:string-value="" calcext:value-type="error">
            <text:p>#HIÁNYZIK</text:p>
          </table:table-cell>
          <table:table-cell table:style-name="ce785" table:formula="of:=VLOOKUP([.$A57];teljes_harcertekek_all;5;0) + [.$L$56]" office:value-type="string" office:string-value="" calcext:value-type="error">
            <text:p>#HIÁNYZIK</text:p>
          </table:table-cell>
          <table:table-cell table:style-name="ce785" table:formula="of:=VLOOKUP([.$A57];teljes_harcertekek_all;6;0)" office:value-type="string" office:string-value="" calcext:value-type="error">
            <text:p>#HIÁNYZIK</text:p>
          </table:table-cell>
          <table:table-cell table:style-name="ce941" table:number-columns-spanned="2" table:number-rows-spanned="1"/>
          <table:covered-table-cell table:style-name="ce941"/>
          <table:table-cell table:style-name="Default" table:number-columns-repeated="2"/>
          <table:table-cell table:style-name="ce1151"/>
          <table:table-cell table:style-name="ce96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HIÁNYZIK</text:p>
          </table:table-cell>
          <table:covered-table-cell table:style-name="ce337"/>
          <table:table-cell table:style-name="Default"/>
          <table:table-cell table:style-name="ce55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808" table:content-validation-name="val138" office:value-type="string" calcext:value-type="string">
            <text:p>Tám/kör</text:p>
          </table:table-cell>
          <table:table-cell table:style-name="ce808" office:value-type="string" calcext:value-type="string">
            <text:p>TÉ</text:p>
          </table:table-cell>
          <table:table-cell table:style-name="ce80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335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588" table:content-validation-name="val109" office:value-type="string" calcext:value-type="string">
            <text:p><text:s text:c="3"/>Elsődleges fegyver</text:p>
          </table:table-cell>
          <table:table-cell table:style-name="ce67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float" office:value="4" calcext:value-type="float">
            <text:p>4</text:p>
          </table:table-cell>
          <table:table-cell table:style-name="ce889" table:formula="of:=VLOOKUP(VLOOKUP([.$B$62];kezifegyverek_all;14;0);harcmodor_harcertekek;4;0)+[.K$63]+[.K$67]" office:value-type="float" office:value="39" calcext:value-type="float">
            <text:p>39</text:p>
          </table:table-cell>
          <table:table-cell table:style-name="ce889" table:formula="of:=VLOOKUP(VLOOKUP([.$B$62];kezifegyverek_all;14;0);harcmodor_harcertekek;5;0)+[.L$63]+[.L$67]" office:value-type="float" office:value="57" calcext:value-type="float">
            <text:p>57</text:p>
          </table:table-cell>
          <table:table-cell table:style-name="ce1039" table:content-validation-name="val180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88" table:content-validation-name="val109" office:value-type="string" calcext:value-type="string">
            <text:p><text:s text:c="3"/>Másodlagos fegyver</text:p>
          </table:table-cell>
          <table:table-cell table:style-name="ce671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float" office:value="3" calcext:value-type="float">
            <text:p>3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9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1316" table:formula="of:=VLOOKUP([.$B62];valasztott_fegyverek_all;3;0) * [Data.$T$6]" office:value-type="float" office:value="2" calcext:value-type="float">
            <text:p>2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1" calcext:value-type="float">
            <text:p>1</text:p>
          </table:table-cell>
          <table:table-cell table:style-name="ce1316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316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1434" table:formula="of:=IF([.$X63] = 1; &quot;/&quot; &amp; ([.$U63] + 2); &quot;&quot;)">
            <text:p/>
          </table:table-cell>
          <table:table-cell table:style-name="ce1457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49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1" calcext:value-type="float">
            <text:p>1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776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21" calcext:value-type="float">
            <text:p>2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76"/>
          <table:table-cell table:style-name="ce1649" table:content-validation-name="val181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33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21" calcext:value-type="float">
            <text:p>21</text:p>
          </table:table-cell>
          <table:table-cell/>
          <table:table-cell table:style-name="Default"/>
          <table:table-cell table:style-name="ce1316"/>
          <table:table-cell table:style-name="ce1356"/>
          <table:table-cell table:style-name="ce143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334" table:formula="of:=VLOOKUP([.$B63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316"/>
          <table:table-cell table:style-name="ce1356"/>
          <table:table-cell table:style-name="ce1434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76" table:content-validation-name="val123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6" table:content-validation-name="val160" table:formula="of:=ROUNDUP(SUM([Alapértékek.$J18:.$J22])/[Alapértékek.$D$8])" office:value-type="float" office:value="1" calcext:value-type="float">
            <text:p>1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7" table:number-columns-spanned="2" table:number-rows-spanned="1"/>
          <table:covered-table-cell table:style-name="ce67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Könnyű bőrpáncél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2">
          <table:table-cell table:style-name="ce58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4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55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2">
          <table:table-cell table:style-name="ce58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5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58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2" calcext:value-type="float">
            <text:p>2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5" table:content-validation-name="val127" office:value-type="float" office:value="1" calcext:value-type="float" table:number-columns-spanned="2" table:number-rows-spanned="1">
            <text:p>1</text:p>
          </table:table-cell>
          <table:covered-table-cell table:style-name="ce68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10" calcext:value-type="float">
            <text:p>1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2" calcext:value-type="float">
            <text:p>12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7" calcext:value-type="float">
            <text:p>7</text:p>
          </table:table-cell>
          <table:table-cell table:style-name="Default"/>
          <table:table-cell table:style-name="ce55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5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5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5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53" table:number-columns-repeated="4"/>
          <table:table-cell table:style-name="Default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53" table:number-columns-repeated="4"/>
          <table:table-cell table:style-name="Default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53" table:number-columns-repeated="4"/>
          <table:table-cell table:style-name="Default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53"/>
          <table:table-cell table:style-name="Default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2" calcext:value-type="float">
            <text:p>-2</text:p>
          </table:table-cell>
          <table:table-cell table:style-name="ce932" table:content-validation-name="val178" table:formula="of:=VLOOKUP([$Alapértékek.$D$33];fajdalomtures_te_enyhit;3)" office:value-type="float" office:value="-5" calcext:value-type="float">
            <text:p>-5</text:p>
          </table:table-cell>
          <table:table-cell table:style-name="ce1079" table:content-validation-name="val178" table:formula="of:=VLOOKUP([$Alapértékek.$D$33];fajdalomtures_te_enyhit;4)" office:value-type="float" office:value="-8" calcext:value-type="float">
            <text:p>-8</text:p>
          </table:table-cell>
          <table:table-cell table:style-name="Default" table:number-columns-repeated="5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3" calcext:value-type="float">
            <text:p>3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29" office:value-type="string" calcext:value-type="string">
            <text:p>Hátrány-1</text:p>
          </table:table-cell>
          <table:table-cell table:style-name="ce162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16"/>
          <table:table-cell table:style-name="ce1170" table:number-columns-repeated="2"/>
          <table:table-cell table:style-name="Default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553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53"/>
          <table:table-cell table:style-name="Default" table:number-columns-repeated="4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53" table:number-columns-repeated="2"/>
          <table:table-cell table:style-name="ce629"/>
          <table:table-cell table:number-columns-repeated="243"/>
        </table:table-row>
        <table:table-row table:style-name="ro2">
          <table:table-cell table:style-name="ce55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53" table:number-columns-repeated="3"/>
          <table:table-cell table:style-name="ce629"/>
          <table:table-cell table:number-columns-repeated="243"/>
        </table:table-row>
        <table:table-row table:style-name="ro2">
          <table:table-cell table:style-name="ce553" table:number-columns-repeated="6"/>
          <table:table-cell table:style-name="Default" table:number-columns-repeated="4"/>
          <table:table-cell table:style-name="ce553" table:number-columns-repeated="5"/>
          <table:table-cell table:style-name="ce629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3"/>
          <table:table-cell table:style-name="Default" table:number-columns-repeated="3"/>
          <table:table-cell table:style-name="ce553"/>
          <table:table-cell table:style-name="Default"/>
          <table:table-cell table:style-name="ce553" table:number-columns-repeated="5"/>
          <table:table-cell table:style-name="ce629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53" table:number-columns-repeated="5"/>
          <table:table-cell table:style-name="ce629"/>
          <table:table-cell table:number-columns-repeated="243"/>
        </table:table-row>
        <table:table-row table:style-name="ro2">
          <table:table-cell table:style-name="ce553" table:number-columns-repeated="4"/>
          <table:table-cell table:style-name="Default" table:number-columns-repeated="5"/>
          <table:table-cell table:style-name="ce553" table:number-columns-repeated="6"/>
          <table:table-cell table:style-name="ce629"/>
          <table:table-cell table:number-columns-repeated="243"/>
        </table:table-row>
        <table:table-row table:style-name="ro2" table:number-rows-repeated="65456">
          <table:table-cell table:style-name="ce553" table:number-columns-repeated="15"/>
          <table:table-cell table:style-name="ce629"/>
          <table:table-cell table:number-columns-repeated="243"/>
        </table:table-row>
        <table:table-row table:style-name="ro2" table:number-rows-repeated="11">
          <table:table-cell table:style-name="ce55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0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8" calcext:value-type="float" table:number-columns-spanned="2" table:number-rows-spanned="1">
            <text:p>18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21" calcext:value-type="float" table:number-columns-spanned="3" table:number-rows-spanned="1">
            <text:p>2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59"/>
          <table:covered-table-cell table:style-name="ce1147" table:content-validation-name="val115"/>
          <table:covered-table-cell table:style-name="ce1559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0"/>
          <table:covered-table-cell table:style-name="ce1148" table:content-validation-name="val115"/>
          <table:covered-table-cell table:style-name="ce1560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0"/>
          <table:covered-table-cell table:style-name="ce1148" table:content-validation-name="val115"/>
          <table:covered-table-cell table:style-name="ce1560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7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7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9" table:content-validation-name="val5" table:number-columns-spanned="13" table:number-rows-spanned="1"/>
          <table:covered-table-cell table:number-columns-repeated="5" table:style-name="ce1519" table:content-validation-name="val5"/>
          <table:covered-table-cell table:style-name="ce1438" table:content-validation-name="val5"/>
          <table:covered-table-cell table:number-columns-repeated="5" table:style-name="ce15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4"/>
        <table:table-column table:style-name="co62" table:default-cell-style-name="ce1908"/>
        <table:table-column table:style-name="co63" table:default-cell-style-name="ce1908"/>
        <table:table-column table:style-name="co64" table:default-cell-style-name="ce1908"/>
        <table:table-column table:style-name="co5" table:default-cell-style-name="ce1908"/>
        <table:table-column table:style-name="co65" table:default-cell-style-name="ce1908"/>
        <table:table-column table:style-name="co66" table:default-cell-style-name="ce1908"/>
        <table:table-column table:style-name="co67" table:default-cell-style-name="ce1908"/>
        <table:table-column table:style-name="co68" table:default-cell-style-name="ce1908"/>
        <table:table-column table:style-name="co69" table:default-cell-style-name="ce1908"/>
        <table:table-column table:style-name="co5" table:default-cell-style-name="ce1908"/>
        <table:table-column table:style-name="co70" table:default-cell-style-name="ce1908"/>
        <table:table-column table:style-name="co71" table:default-cell-style-name="ce1908"/>
        <table:table-column table:style-name="co72" table:default-cell-style-name="ce1908"/>
        <table:table-column table:style-name="co73" table:default-cell-style-name="ce1908"/>
        <table:table-column table:style-name="co74" table:default-cell-style-name="ce1908"/>
        <table:table-column table:style-name="co41" table:default-cell-style-name="ce1908"/>
        <table:table-column table:style-name="co41" table:number-columns-repeated="3" table:default-cell-style-name="ce2174"/>
        <table:table-column table:style-name="co41" table:number-columns-repeated="2" table:default-cell-style-name="ce1908"/>
        <table:table-column table:style-name="co75" table:default-cell-style-name="ce2024"/>
        <table:table-column table:style-name="co41" table:number-columns-repeated="241" table:default-cell-style-name="ce6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202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6"/>
          <table:table-cell table:style-name="ce1716" table:number-columns-repeated="9"/>
          <table:table-cell table:style-name="ce922" table:number-columns-repeated="248"/>
          <table:table-cell/>
          <table:table-cell table:style-name="ce6" table:number-columns-repeated="16119"/>
        </table:table-row>
        <table:table-row table:style-name="ro12">
          <table:table-cell table:style-name="ce2022"/>
          <table:table-cell table:style-name="ce2032" office:value-type="string" calcext:value-type="string">
            <text:p>Fegyver</text:p>
          </table:table-cell>
          <table:table-cell table:style-name="ce2164" office:value-type="string" calcext:value-type="string">
            <text:p>TÉ</text:p>
          </table:table-cell>
          <table:table-cell table:style-name="ce2164" office:value-type="string" calcext:value-type="string">
            <text:p>VÉ</text:p>
          </table:table-cell>
          <table:table-cell table:style-name="ce2032" office:value-type="string" calcext:value-type="string">
            <text:p>SP</text:p>
          </table:table-cell>
          <table:table-cell table:style-name="ce2203" office:value-type="string" calcext:value-type="string">
            <text:p>Sebesség</text:p>
          </table:table-cell>
          <table:table-cell table:style-name="ce2216" office:value-type="string" calcext:value-type="string">
            <text:p>Sebzés</text:p>
            <text:p>Módja</text:p>
          </table:table-cell>
          <table:table-cell table:style-name="ce2247" office:value-type="string" calcext:value-type="string">
            <text:p>Pengehossz</text:p>
          </table:table-cell>
          <table:table-cell table:style-name="ce2253" office:value-type="string" calcext:value-type="string">
            <text:p>Forgatás</text:p>
            <text:p>Módja</text:p>
          </table:table-cell>
          <table:table-cell table:style-name="ce2264" office:value-type="string" calcext:value-type="string">
            <text:p>Erőbónusz</text:p>
            <text:p>Max</text:p>
          </table:table-cell>
          <table:table-cell table:style-name="ce2203" office:value-type="string" calcext:value-type="string">
            <text:p>Átütés</text:p>
          </table:table-cell>
          <table:table-cell table:style-name="ce2269" office:value-type="string" calcext:value-type="string">
            <text:p>Íves</text:p>
          </table:table-cell>
          <table:table-cell table:style-name="ce2269" office:value-type="string" calcext:value-type="string">
            <text:p>MK</text:p>
          </table:table-cell>
          <table:table-cell table:style-name="ce2269" office:value-type="string" calcext:value-type="string">
            <text:p>KF</text:p>
          </table:table-cell>
          <table:table-cell table:style-name="ce2368" office:value-type="string" calcext:value-type="string">
            <text:p>Harcmodor</text:p>
          </table:table-cell>
          <table:table-cell table:style-name="ce2384" office:value-type="string" calcext:value-type="string">
            <text:p>Megjegyzés</text:p>
          </table:table-cell>
          <table:table-cell table:style-name="ce2502"/>
          <table:table-cell table:style-name="ce922" table:number-columns-repeated="111"/>
          <table:table-cell table:style-name="ce202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Közelharci fegyverek</text:p>
          </table:table-cell>
          <table:table-cell table:style-name="ce2033"/>
          <table:table-cell table:style-name="ce2165" table:number-columns-repeated="2"/>
          <table:table-cell table:style-name="ce2033"/>
          <table:table-cell table:style-name="ce2204"/>
          <table:table-cell table:style-name="ce2217"/>
          <table:table-cell table:style-name="ce2204"/>
          <table:table-cell table:style-name="ce2255"/>
          <table:table-cell table:style-name="ce2217"/>
          <table:table-cell table:style-name="ce2204" table:number-columns-repeated="4"/>
          <table:table-cell table:style-name="ce2255"/>
          <table:table-cell table:style-name="ce2385"/>
          <table:table-cell table:style-name="ce2502"/>
          <table:table-cell table:style-name="ce922" table:number-columns-repeated="111"/>
          <table:table-cell table:style-name="ce250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4" office:value-type="string" calcext:value-type="string">
            <text:p>Puszta kéz</text:p>
          </table:table-cell>
          <table:table-cell table:number-columns-repeated="2" table:style-name="ce951" office:value-type="float" office:value="-3" calcext:value-type="float">
            <text:p>-3</text:p>
          </table:table-cell>
          <table:table-cell table:style-name="ce2179" office:value-type="float" office:value="-5" calcext:value-type="float">
            <text:p>-5</text:p>
          </table:table-cell>
          <table:table-cell table:style-name="ce2179" office:value-type="float" office:value="6" calcext:value-type="float">
            <text:p>6</text:p>
          </table:table-cell>
          <table:table-cell table:style-name="ce2179" office:value-type="string" calcext:value-type="string">
            <text:p>Z</text:p>
          </table:table-cell>
          <table:table-cell table:style-name="ce2248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5" office:value-type="string" calcext:value-type="string">
            <text:p>Puszta kéz Belharcban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style-name="ce2180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49" office:value-type="float" office:value="0" calcext:value-type="float">
            <text:p>0</text:p>
          </table:table-cell>
          <table:table-cell table:style-name="ce2180" office:value-type="string" calcext:value-type="string">
            <text:p>egykezes</text:p>
          </table:table-cell>
          <table:table-cell table:style-name="ce2180" office:value-type="float" office:value="99" calcext:value-type="float">
            <text:p>99</text:p>
          </table:table-cell>
          <table:table-cell table:number-columns-repeated="4" table:style-name="ce2180" office:value-type="float" office:value="0" calcext:value-type="float">
            <text:p>0</text:p>
          </table:table-cell>
          <table:table-cell table:style-name="ce2371" office:value-type="string" calcext:value-type="string">
            <text:p>közelharc</text:p>
          </table:table-cell>
          <table:table-cell table:style-name="ce2387" office:value-type="string" calcext:value-type="string">
            <text:p>FP sebesülést okoz. 5.FP = 1 ÉP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5"/>
          <table:table-cell table:style-name="ce2036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36" office:value-type="string" calcext:value-type="string">
            <text:p>Béltép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Dzsambi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Garott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string" calcext:value-type="string">
            <text:p>spec.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Kés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riszkés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Levél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Markolatgomb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Z</text:p>
          </table:table-cell>
          <table:table-cell table:style-name="ce2182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2" office:value-type="float" office:value="3" calcext:value-type="float">
            <text:p>3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Ugyanazok az értékei, mint a Vasököl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Méregfo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Ha sebzést okoz, befecskendezi a benne tárolt mérge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Pugos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36" office:value-type="string" calcext:value-type="string">
            <text:p>Ramiera</text:p>
          </table:table-cell>
          <table:table-cell table:number-columns-repeated="2" table:style-name="ce951" office:value-type="float" office:value="3" calcext:value-type="float">
            <text:p>3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Tőr, hárít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9" office:value-type="string" calcext:value-type="string">
            <text:p><text:span text:style-name="T15">Nagyon</text:span><text:span text:style-name="T16"> drága!</text:span>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Tőr, kígyó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Áldozótőr</text:p>
            <text:p>Vágásnál: +0 SP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6" office:value-type="string" calcext:value-type="string">
            <text:p>Tőr, ököl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-3" calcext:value-type="float">
            <text:p>-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37" office:value-type="string" calcext:value-type="string">
            <text:p>Tőr, páncélszúr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183" office:value-type="float" office:value="1" calcext:value-type="float">
            <text:p>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5" calcext:value-type="float">
            <text:p>5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39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Tőr, Slan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38" office:value-type="string" calcext:value-type="string">
            <text:p>Vasököl / p.kesztyű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73" office:value-type="string" calcext:value-type="string">
            <text:p>közelharc</text:p>
          </table:table-cell>
          <table:table-cell table:style-name="ce2391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Kardvívó fegyverek</text:p>
          </table:table-cell>
          <table:table-cell table:style-name="ce2039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2185" office:value-type="float" office:value="4" calcext:value-type="float">
            <text:p>4</text:p>
          </table:table-cell>
          <table:table-cell table:style-name="ce2185" office:value-type="float" office:value="6" calcext:value-type="float">
            <text:p>6</text:p>
          </table:table-cell>
          <table:table-cell table:style-name="ce2185" office:value-type="string" calcext:value-type="string">
            <text:p>V/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float" office:value="99" calcext:value-type="float">
            <text:p>99</text:p>
          </table:table-cell>
          <table:table-cell table:style-name="ce2185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style-name="ce2336" office:value-type="float" office:value="0" calcext:value-type="float">
            <text:p>0</text:p>
          </table:table-cell>
          <table:table-cell table:style-name="ce2305" office:value-type="string" calcext:value-type="string">
            <text:p>D6</text:p>
          </table:table-cell>
          <table:table-cell table:style-name="ce2374" office:value-type="string" calcext:value-type="string">
            <text:p>kardvívás</text:p>
          </table:table-cell>
          <table:table-cell table:style-name="ce2392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emrelin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ard, fejvadász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handzsá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hiequar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lfek használják. Előtörténet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hosszú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186" office:value-type="float" office:value="4" calcext:value-type="float">
            <text:p>4</text:p>
          </table:table-cell>
          <table:table-cell table:style-name="ce2186" office:value-type="float" office:value="7" calcext:value-type="float">
            <text:p>7</text:p>
          </table:table-cell>
          <table:table-cell table:style-name="ce2218" office:value-type="string" calcext:value-type="string">
            <text:p>V/S</text:p>
          </table:table-cell>
          <table:table-cell table:style-name="ce2180" office:value-type="float" office:value="1" calcext:value-type="float">
            <text:p>1</text:p>
          </table:table-cell>
          <table:table-cell table:style-name="ce2186" office:value-type="string" calcext:value-type="string">
            <text:p>egy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5" office:value-type="string" calcext:value-type="string">
            <text:p>A legelterjedtebb kard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jatagán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219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040" office:value-type="string" calcext:value-type="string">
            <text:p>Kard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5" calcext:value-type="float">
            <text:p>5</text:p>
          </table:table-cell>
          <table:table-cell table:style-name="ce2186" office:value-type="float" office:value="8" calcext:value-type="float">
            <text:p>8</text:p>
          </table:table-cell>
          <table:table-cell table:style-name="ce2186" office:value-type="float" office:value="9" calcext:value-type="float">
            <text:p>9</text:p>
          </table:table-cell>
          <table:table-cell table:style-name="ce2186" office:value-type="string" calcext:value-type="string">
            <text:p>V/S</text:p>
          </table:table-cell>
          <table:table-cell table:style-name="ce2186" office:value-type="float" office:value="2" calcext:value-type="float">
            <text:p>2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khossa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lfek használják. Előtörténet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3">
          <table:table-cell/>
          <table:table-cell table:style-name="ce2036" office:value-type="string" calcext:value-type="string">
            <text:p>Kard, kígy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7" calcext:value-type="float">
            <text:p>7</text:p>
          </table:table-cell>
          <table:table-cell table:style-name="ce2219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Lagoss 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219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gyébként Hosszúkard értékei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lovag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40" office:value-type="string" calcext:value-type="string">
            <text:p>Kard, másfélkezes 2K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5" calcext:value-type="float">
            <text:p>5</text:p>
          </table:table-cell>
          <table:table-cell table:style-name="ce2186" office:value-type="float" office:value="5" calcext:value-type="float">
            <text:p>5</text:p>
          </table:table-cell>
          <table:table-cell table:style-name="ce2186" office:value-type="float" office:value="8" calcext:value-type="float">
            <text:p>8</text:p>
          </table:table-cell>
          <table:table-cell table:style-name="ce2186" office:value-type="string" calcext:value-type="string">
            <text:p>V/S</text:p>
          </table:table-cell>
          <table:table-cell table:style-name="ce2186" office:value-type="float" office:value="1.5" calcext:value-type="float">
            <text:p>1,5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6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Kard, másfélkezes 1K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Kard, mesterkard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Kard, mesterkard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Pugoss 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6</text:p>
          </table:table-cell>
          <table:table-cell table:style-name="ce2370" office:value-type="string" calcext:value-type="string">
            <text:p>kardvív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Kard, rapír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4">
          <table:table-cell/>
          <table:table-cell table:style-name="ce2036" office:value-type="string" calcext:value-type="string">
            <text:p>Kard, Slan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5">
          <table:table-cell/>
          <table:table-cell table:style-name="ce2036" office:value-type="string" calcext:value-type="string">
            <text:p>Kard, Slan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Slan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Kard, Slan csatakard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7" calcext:value-type="float">
            <text:p>7</text:p>
          </table:table-cell>
          <table:table-cell table:number-columns-repeated="2"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9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Hihetetlen drága és ritka.</text:p>
            <text:p>Csak két kézzel forgat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szablya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Mara-sequor 1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float" office:value="7" calcext:value-type="float">
            <text:p>7</text:p>
          </table:table-cell>
          <table:table-cell table:style-name="ce2183"/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egykezes</text:p>
          </table:table-cell>
          <table:table-cell table:style-name="ce2183" table:number-columns-repeated="2"/>
          <table:table-cell table:style-name="ce2270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office:value-type="string" calcext:value-type="string">
            <text:p>F9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Mara-sequor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26"/>
          <table:table-cell table:style-name="ce2037" office:value-type="string" calcext:value-type="string">
            <text:p>Meneth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3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A3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Predoci egyeneskard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Sequor 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string" calcext:value-type="string">
            <text:p>V/S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0" office:value-type="string" calcext:value-type="string">
            <text:p>kardvívás</text:p>
          </table:table-cell>
          <table:table-cell table:style-name="ce2400"/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9">
          <table:table-cell table:style-name="ce2022"/>
          <table:table-cell table:style-name="ce2041" office:value-type="string" calcext:value-type="string">
            <text:p>Tőrkard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7" office:value-type="float" office:value="2" calcext:value-type="float">
            <text:p>2</text:p>
          </table:table-cell>
          <table:table-cell table:style-name="ce2187" office:value-type="float" office:value="6" calcext:value-type="float">
            <text:p>6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float" office:value="1" calcext:value-type="float">
            <text:p>1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75" office:value-type="string" calcext:value-type="string">
            <text:p>kardvívás</text:p>
          </table:table-cell>
          <table:table-cell table:style-name="ce240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Lándzsavívó fegyverek</text:p>
          </table:table-cell>
          <table:table-cell table:style-name="ce2042" office:value-type="string" calcext:value-type="string">
            <text:p>Alabárd SV</text:p>
          </table:table-cell>
          <table:table-cell table:number-columns-repeated="2" table:style-name="ce2166" office:value-type="float" office:value="10" calcext:value-type="float">
            <text:p>10</text:p>
          </table:table-cell>
          <table:table-cell table:style-name="ce2188" office:value-type="float" office:value="4" calcext:value-type="float">
            <text:p>4</text:p>
          </table:table-cell>
          <table:table-cell table:style-name="ce2188" office:value-type="float" office:value="9" calcext:value-type="float">
            <text:p>9</text:p>
          </table:table-cell>
          <table:table-cell table:style-name="ce2188" office:value-type="string" calcext:value-type="string">
            <text:p>S+V</text:p>
          </table:table-cell>
          <table:table-cell table:style-name="ce2188" office:value-type="float" office:value="3" calcext:value-type="float">
            <text:p>3</text:p>
          </table:table-cell>
          <table:table-cell table:style-name="ce2188" office:value-type="string" calcext:value-type="string">
            <text:p>kétkezes</text:p>
          </table:table-cell>
          <table:table-cell table:style-name="ce2188" office:value-type="float" office:value="99" calcext:value-type="float">
            <text:p>99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3" table:style-name="ce2336" office:value-type="float" office:value="0" calcext:value-type="float">
            <text:p>0</text:p>
          </table:table-cell>
          <table:table-cell table:style-name="ce2376" office:value-type="string" calcext:value-type="string">
            <text:p>lándzsavívás</text:p>
          </table:table-cell>
          <table:table-cell table:style-name="ce2402" office:value-type="string" calcext:value-type="string">
            <text:p>Szúró és Vágó módban</text:p>
          </table:table-cell>
          <table:table-cell table:style-name="ce2502"/>
          <table:table-cell table:style-name="ce922" table:number-columns-repeated="111"/>
          <table:table-cell table:style-name="ce2506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43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10" calcext:value-type="float">
            <text:p>10</text:p>
          </table:table-cell>
          <table:table-cell table:style-name="ce2189" office:value-type="string" calcext:value-type="string">
            <text:p>Z</text:p>
          </table:table-cell>
          <table:table-cell table:style-name="ce2183" office:value-type="float" office:value="3" calcext:value-type="float">
            <text:p>3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float" office:value="6" calcext:value-type="float">
            <text:p>6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403" office:value-type="string" calcext:value-type="string">
            <text:p>Zúzó módban. Talán a legjobb a páncélok ellen az Átütéssel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190" office:value-type="float" office:value="1" calcext:value-type="float">
            <text:p>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string" calcext:value-type="string">
            <text:p>kétkezes</text:p>
          </table:table-cell>
          <table:table-cell table:style-name="ce2190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 office:value-type="string" calcext:value-type="string">
            <text:p>Könnyű és fürge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190" office:value-type="float" office:value="10" calcext:value-type="float">
            <text:p>10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string" calcext:value-type="string">
            <text:p>kétkezes</text:p>
          </table:table-cell>
          <table:table-cell table:style-name="ce2190" office:value-type="float" office:value="0" calcext:value-type="float">
            <text:p>0</text:p>
          </table:table-cell>
          <table:table-cell table:style-name="ce218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 office:value-type="string" calcext:value-type="string">
            <text:p>Csak lovon használható.Csak Lovas rohamból használható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26"/>
          <table:table-cell table:style-name="ce2037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191" office:value-type="float" office:value="2" calcext:value-type="float">
            <text:p>2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83" office:value-type="string" calcext:value-type="string">
            <text:p>4/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390" office:value-type="string" calcext:value-type="string">
            <text:p>Keskeny: +2</text:p>
            <text:p>Széles hegyű: +2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26"/>
          <table:table-cell table:style-name="ce2037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191" office:value-type="float" office:value="2" calcext:value-type="float">
            <text:p>2</text:p>
          </table:table-cell>
          <table:table-cell table:style-name="ce2183" office:value-type="float" office:value="10" calcext:value-type="float">
            <text:p>10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5" calcext:value-type="float">
            <text:p>5</text:p>
          </table:table-cell>
          <table:table-cell table:style-name="ce2183" office:value-type="string" calcext:value-type="string">
            <text:p>kétkezes</text:p>
          </table:table-cell>
          <table:table-cell table:style-name="ce2191" office:value-type="float" office:value="3" calcext:value-type="float">
            <text:p>3</text:p>
          </table:table-cell>
          <table:table-cell table:style-name="ce2183" office:value-type="string" calcext:value-type="string">
            <text:p>4/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390" office:value-type="string" calcext:value-type="string">
            <text:p>Ha közrefognak, a fegyver az egyik (választott) támadó ellen 0 harcértékű lesz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37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9" calcext:value-type="float">
            <text:p>9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Zúzó fegyverek</text:p>
          </table:table-cell>
          <table:table-cell table:style-name="ce2044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2172" office:value-type="float" office:value="2" calcext:value-type="float">
            <text:p>2</text:p>
          </table:table-cell>
          <table:table-cell table:style-name="ce2188" office:value-type="float" office:value="7" calcext:value-type="float">
            <text:p>7</text:p>
          </table:table-cell>
          <table:table-cell table:style-name="ce2188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3" table:style-name="ce2336" office:value-type="float" office:value="0" calcext:value-type="float">
            <text:p>0</text:p>
          </table:table-cell>
          <table:table-cell table:style-name="ce2374" office:value-type="string" calcext:value-type="string">
            <text:p>zúzás</text:p>
          </table:table-cell>
          <table:table-cell table:style-name="ce2404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34" office:value-type="string" calcext:value-type="string">
            <text:p>Bot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9" office:value-type="float" office:value="-3" calcext:value-type="float">
            <text:p>-3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0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ot, furkó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-1" calcext:value-type="float">
            <text:p>-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220" office:value-type="string" calcext:value-type="string">
            <text:p>Z</text:p>
          </table:table-cell>
          <table:table-cell table:style-name="ce2189" office:value-type="float" office:value="1" calcext:value-type="float">
            <text:p>1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float" office:value="9" calcext:value-type="float">
            <text:p>9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zúzás</text:p>
          </table:table-cell>
          <table:table-cell table:style-name="ce2398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lánco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 office:value-type="string" calcext:value-type="string">
            <text:p>Ellene az ellenfél Pajzs VÉ fele számít csak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shadleki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183" office:value-type="float" office:value="5" calcext:value-type="float">
            <text:p>5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tolla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1" calcext:value-type="float">
            <text:p>1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/>
          <table:table-cell table:style-name="ce2036" office:value-type="string" calcext:value-type="string">
            <text:p>Csatabárd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221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036" office:value-type="string" calcext:value-type="string">
            <text:p>Csatabárd, kétkeze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36" office:value-type="string" calcext:value-type="string">
            <text:p>Csatacsákány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10" calcext:value-type="float">
            <text:p>1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4" office:value-type="string" calcext:value-type="string">
            <text:p>Nagyon vérzik</text:p>
            <text:p>50% az esély, hogy beragad és nem lehet kihúzni harc közben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41" office:value-type="string" calcext:value-type="string">
            <text:p>Harci kalapác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192" office:value-type="float" office:value="7" calcext:value-type="float">
            <text:p>7</text:p>
          </table:table-cell>
          <table:table-cell table:style-name="ce2192" office:value-type="float" office:value="9" calcext:value-type="float">
            <text:p>9</text:p>
          </table:table-cell>
          <table:table-cell table:style-name="ce2192" office:value-type="string" calcext:value-type="string">
            <text:p>Z</text:p>
          </table:table-cell>
          <table:table-cell table:style-name="ce2192" office:value-type="float" office:value="1.5" calcext:value-type="float">
            <text:p>1,5</text:p>
          </table:table-cell>
          <table:table-cell table:style-name="ce2192" office:value-type="string" calcext:value-type="string">
            <text:p>kétkezes</text:p>
          </table:table-cell>
          <table:table-cell table:style-name="ce2192" office:value-type="float" office:value="99" calcext:value-type="float">
            <text:p>99</text:p>
          </table:table-cell>
          <table:table-cell table:style-name="ce2192" office:value-type="float" office:value="0" calcext:value-type="float">
            <text:p>0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Ostorharcos fegyverek</text:p>
          </table:table-cell>
          <table:table-cell table:style-name="ce2042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2188" office:value-type="float" office:value="-1" calcext:value-type="float">
            <text:p>-1</text:p>
          </table:table-cell>
          <table:table-cell table:style-name="ce2188" office:value-type="float" office:value="6" calcext:value-type="float">
            <text:p>6</text:p>
          </table:table-cell>
          <table:table-cell table:style-name="ce2188" office:value-type="string" calcext:value-type="string">
            <text:p>Z</text:p>
          </table:table-cell>
          <table:table-cell table:style-name="ce2185" office:value-type="float" office:value="1" calcext:value-type="float">
            <text:p>1</text:p>
          </table:table-cell>
          <table:table-cell table:style-name="ce2188" office:value-type="string" calcext:value-type="string">
            <text:p>egykezes</text:p>
          </table:table-cell>
          <table:table-cell table:style-name="ce2188" office:value-type="float" office:value="2" calcext:value-type="float">
            <text:p>2</text:p>
          </table:table-cell>
          <table:table-cell table:style-name="ce218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76" office:value-type="string" calcext:value-type="string">
            <text:p>ostorharc</text:p>
          </table:table-cell>
          <table:table-cell table:style-name="ce2406"/>
          <table:table-cell table:style-name="ce2502"/>
          <table:table-cell table:style-name="ce922" table:number-columns-repeated="111"/>
          <table:table-cell table:style-name="ce2506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2027"/>
          <table:table-cell table:style-name="ce2037" office:value-type="string" calcext:value-type="string">
            <text:p>Osto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1" calcext:value-type="float">
            <text:p>1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string" calcext:value-type="string">
            <text:p>Z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ostorharc</text:p>
          </table:table-cell>
          <table:table-cell table:style-name="ce2026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45" office:value-type="string" calcext:value-type="string">
            <text:p>Ostorkard</text:p>
          </table:table-cell>
          <table:table-cell table:number-columns-repeated="2" table:style-name="ce951" office:value-type="float" office:value="10" calcext:value-type="float">
            <text:p>10</text:p>
          </table:table-cell>
          <table:table-cell table:style-name="ce2193" office:value-type="float" office:value="3" calcext:value-type="float">
            <text:p>3</text:p>
          </table:table-cell>
          <table:table-cell table:style-name="ce2205" office:value-type="float" office:value="8" calcext:value-type="float">
            <text:p>8</text:p>
          </table:table-cell>
          <table:table-cell table:style-name="ce2193" office:value-type="string" calcext:value-type="string">
            <text:p>V</text:p>
          </table:table-cell>
          <table:table-cell table:style-name="ce2193" office:value-type="float" office:value="3" calcext:value-type="float">
            <text:p>3</text:p>
          </table:table-cell>
          <table:table-cell table:style-name="ce2256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337" office:value-type="float" office:value="1" calcext:value-type="float">
            <text:p>1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ostorharc</text:p>
          </table:table-cell>
          <table:table-cell table:style-name="ce2407" office:value-type="string" calcext:value-type="string">
            <text:p>Önveszélyes, lásd a leírását. 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Hárítófegyverek</text:p>
          </table:table-cell>
          <table:table-cell table:style-name="ce2046" office:value-type="string" calcext:value-type="string">
            <text:p>Hárító: Alkarvédő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string" calcext:value-type="string">
            <text:p>3/2/0</text:p>
          </table:table-cell>
          <table:table-cell table:style-name="ce2194" office:value-type="string" calcext:value-type="string">
            <text:p>-</text:p>
          </table:table-cell>
          <table:table-cell table:style-name="ce2206" office:value-type="float" office:value="99" calcext:value-type="float">
            <text:p>99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9" office:value-type="string" calcext:value-type="string">
            <text:p>közelharci</text:p>
          </table:table-cell>
          <table:table-cell table:style-name="ce2408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45" office:value-type="string" calcext:value-type="string">
            <text:p>Hárító: Csatakesztyű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2" calcext:value-type="float">
            <text:p>2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99" calcext:value-type="float">
            <text:p>99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2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Hárító: Köpeny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3" calcext:value-type="float">
            <text:p>3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99" calcext:value-type="float">
            <text:p>99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28" office:value-type="string" calcext:value-type="string">
            <text:p>Legfeljebb 1 penge hosszú fegyverek ellen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Hárító: Tonfa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string" calcext:value-type="string">
            <text:p>3/2/0</text:p>
          </table:table-cell>
          <table:table-cell table:style-name="ce2193" office:value-type="float" office:value="-3" calcext:value-type="float">
            <text:p>-3</text:p>
          </table:table-cell>
          <table:table-cell table:style-name="ce2205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özelharci</text:p>
          </table:table-cell>
          <table:table-cell table:style-name="ce202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2" table:number-columns-repeated="15"/>
          <table:table-cell table:style-name="ce2502"/>
          <table:table-cell table:style-name="ce922" table:number-columns-repeated="247"/>
          <table:table-cell/>
          <table:table-cell table:style-name="ce6" table:number-columns-repeated="16119"/>
        </table:table-row>
        <table:table-row table:style-name="ro12">
          <table:table-cell table:style-name="ce2023" office:value-type="string" calcext:value-type="string">
            <text:p>Pajzsok</text:p>
          </table:table-cell>
          <table:table-cell table:style-name="ce2047" office:value-type="string" calcext:value-type="string">
            <text:p>Pajzs típus</text:p>
          </table:table-cell>
          <table:table-cell table:style-name="ce2169" office:value-type="string" calcext:value-type="string">
            <text:p>TÉ</text:p>
          </table:table-cell>
          <table:table-cell table:style-name="ce2169" office:value-type="string" calcext:value-type="string">
            <text:p>VÉ</text:p>
          </table:table-cell>
          <table:table-cell table:style-name="ce2047" office:value-type="string" calcext:value-type="string">
            <text:p>SP</text:p>
          </table:table-cell>
          <table:table-cell table:style-name="ce2207" office:value-type="string" calcext:value-type="string">
            <text:p>Sebesség</text:p>
          </table:table-cell>
          <table:table-cell table:style-name="ce2222" office:value-type="string" calcext:value-type="string">
            <text:p>Sebzés</text:p>
            <text:p>Módja</text:p>
          </table:table-cell>
          <table:table-cell table:style-name="ce2250" office:value-type="string" calcext:value-type="string">
            <text:p>Pengehossz</text:p>
          </table:table-cell>
          <table:table-cell table:style-name="ce2259" office:value-type="string" calcext:value-type="string">
            <text:p>Típus</text:p>
          </table:table-cell>
          <table:table-cell table:style-name="ce2265" office:value-type="string" calcext:value-type="string">
            <text:p>Erőbónusz</text:p>
            <text:p>Max</text:p>
          </table:table-cell>
          <table:table-cell table:style-name="ce2207" office:value-type="string" calcext:value-type="string">
            <text:p>Átütés</text:p>
          </table:table-cell>
          <table:table-cell table:style-name="ce2343" office:value-type="string" calcext:value-type="string">
            <text:p>Íves</text:p>
          </table:table-cell>
          <table:table-cell table:style-name="ce2343" office:value-type="string" calcext:value-type="string">
            <text:p>MF</text:p>
          </table:table-cell>
          <table:table-cell table:style-name="ce2343" office:value-type="string" calcext:value-type="string">
            <text:p>KF</text:p>
          </table:table-cell>
          <table:table-cell table:style-name="ce2380" office:value-type="string" calcext:value-type="string">
            <text:p>Harcmodor</text:p>
          </table:table-cell>
          <table:table-cell table:style-name="ce2408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9" table:number-columns-repeated="8"/>
          <table:table-cell table:style-name="ce6" table:number-columns-repeated="16119"/>
        </table:table-row>
        <table:table-row table:style-name="ro2">
          <table:table-cell table:style-name="ce2022"/>
          <table:table-cell table:style-name="ce2048" office:value-type="string" calcext:value-type="string">
            <text:p>Kis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5"/>
          <table:table-cell table:style-name="ce2048" office:value-type="string" calcext:value-type="string">
            <text:p>Közepes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 office:value-type="string" calcext:value-type="string">
            <text:p>Erő követelmény: +1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48" office:value-type="string" calcext:value-type="string">
            <text:p>Nagy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16" calcext:value-type="float">
            <text:p>16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2" table:number-columns-repeated="15"/>
          <table:table-cell table:style-name="ce2502"/>
          <table:table-cell table:style-name="ce922" table:number-columns-repeated="247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22"/>
          <table:table-cell table:style-name="ce2050" office:value-type="string" calcext:value-type="string">
            <text:p>Fegyver</text:p>
          </table:table-cell>
          <table:table-cell table:style-name="ce2050" office:value-type="string" calcext:value-type="string">
            <text:p>CÉ</text:p>
          </table:table-cell>
          <table:table-cell table:style-name="ce2050" office:value-type="string" calcext:value-type="string">
            <text:p>Osztó</text:p>
          </table:table-cell>
          <table:table-cell table:style-name="ce2050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09" office:value-type="string" calcext:value-type="string">
            <text:p>Sebzés</text:p>
            <text:p>Módja</text:p>
          </table:table-cell>
          <table:table-cell table:style-name="ce2209" office:value-type="string" calcext:value-type="string">
            <text:p>Hatótáv</text:p>
          </table:table-cell>
          <table:table-cell table:style-name="ce2050" office:value-type="string" calcext:value-type="string">
            <text:p>Tipus</text:p>
          </table:table-cell>
          <table:table-cell table:style-name="ce2266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050" table:number-columns-repeated="3"/>
          <table:table-cell table:style-name="ce2209" office:value-type="string" calcext:value-type="string">
            <text:p>Harcmodor</text:p>
          </table:table-cell>
          <table:table-cell table:style-name="ce2409" office:value-type="string" calcext:value-type="string">
            <text:p>Megjegyzés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9" office:value-type="string" calcext:value-type="string">
            <text:p>Hajítófegyverek</text:p>
          </table:table-cell>
          <table:table-cell table:style-name="ce2051"/>
          <table:table-cell table:style-name="ce2172" table:number-columns-repeated="2"/>
          <table:table-cell table:style-name="ce2044" table:number-columns-repeated="11"/>
          <table:table-cell table:style-name="ce2404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52" office:value-type="string" calcext:value-type="string">
            <text:p>Bola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5" office:value-type="string" calcext:value-type="string">
            <text:p>-</text:p>
          </table:table-cell>
          <table:table-cell table:style-name="ce2210" office:value-type="float" office:value="11" calcext:value-type="float">
            <text:p>11</text:p>
          </table:table-cell>
          <table:table-cell table:style-name="ce2195" office:value-type="string" calcext:value-type="string">
            <text:p>-</text:p>
          </table:table-cell>
          <table:table-cell table:style-name="ce2195" office:value-type="string" calcext:value-type="string">
            <text:p>2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0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6">
          <table:table-cell table:style-name="ce2028"/>
          <table:table-cell table:style-name="ce2053" office:value-type="string" calcext:value-type="string">
            <text:p>Dárda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float" office:value="3" calcext:value-type="float">
            <text:p>3</text:p>
          </table:table-cell>
          <table:table-cell table:style-name="ce2205" office:value-type="float" office:value="9" calcext:value-type="float">
            <text:p>9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5m</text:p>
            <text:p>+(Erő x 3)</text:p>
          </table:table-cell>
          <table:table-cell table:style-name="ce2261" office:value-type="string" calcext:value-type="string">
            <text:p>egy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3" calcext:value-type="float">
            <text:p>3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1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Dobócsilla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6" office:value-type="float" office:value="-3" calcext:value-type="float">
            <text:p>-3</text:p>
          </table:table-cell>
          <table:table-cell table:style-name="ce2211" office:value-type="float" office:value="5" calcext:value-type="float">
            <text:p>5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5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6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52" office:value-type="string" calcext:value-type="string">
            <text:p>Dobóháló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5" office:value-type="string" calcext:value-type="string">
            <text:p>-</text:p>
          </table:table-cell>
          <table:table-cell table:style-name="ce2210" office:value-type="float" office:value="11" calcext:value-type="float">
            <text:p>11</text:p>
          </table:table-cell>
          <table:table-cell table:style-name="ce2195" office:value-type="string" calcext:value-type="string">
            <text:p>-</text:p>
          </table:table-cell>
          <table:table-cell table:style-name="ce2195" office:value-type="string" calcext:value-type="string">
            <text:p>4m +Erő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0"/>
          <table:table-cell table:style-name="ce2502"/>
          <table:table-cell table:style-name="ce922" table:number-columns-repeated="111"/>
          <table:table-cell table:style-name="ce98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7">
          <table:table-cell/>
          <table:table-cell table:style-name="ce2054" office:value-type="string" calcext:value-type="string">
            <text:p>Hajítóbárd</text:p>
          </table:table-cell>
          <table:table-cell table:style-name="ce951" office:value-type="float" office:value="2" calcext:value-type="float">
            <text:p>2</text:p>
          </table:table-cell>
          <table:table-cell table:style-name="ce2175" office:value-type="float" office:value="2" calcext:value-type="float">
            <text:p>2</text:p>
          </table:table-cell>
          <table:table-cell table:style-name="ce2196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56" office:value-type="string" calcext:value-type="string">
            <text:p>egy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9" office:value-type="string" calcext:value-type="string">
            <text:p>Pajzsba dobva csökkenti annak Védő Értékét a dobott SP értékkel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25"/>
          <table:table-cell table:style-name="ce2066" office:value-type="string" calcext:value-type="string">
            <text:p>Hajítótőr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style-name="ce2197" office:value-type="float" office:value="0" calcext:value-type="float">
            <text:p>0</text:p>
          </table:table-cell>
          <table:table-cell table:style-name="ce2212" office:value-type="float" office:value="6" calcext:value-type="float">
            <text:p>6</text:p>
          </table:table-cell>
          <table:table-cell table:style-name="ce2246" office:value-type="string" calcext:value-type="string">
            <text:p>S</text:p>
          </table:table-cell>
          <table:table-cell table:style-name="ce2246" office:value-type="string" calcext:value-type="string">
            <text:p>15m</text:p>
          </table:table-cell>
          <table:table-cell table:style-name="ce2261" office:value-type="string" calcext:value-type="string">
            <text:p>egykezes</text:p>
          </table:table-cell>
          <table:table-cell table:style-name="ce2197" office:value-type="float" office:value="1" calcext:value-type="float">
            <text:p>1</text:p>
          </table:table-cell>
          <table:table-cell table:style-name="ce2246" office:value-type="float" office:value="0" calcext:value-type="float">
            <text:p>0</text:p>
          </table:table-cell>
          <table:table-cell table:style-name="ce2349"/>
          <table:table-cell table:style-name="ce2365" table:number-columns-repeated="2"/>
          <table:table-cell table:style-name="ce2381" office:value-type="string" calcext:value-type="string">
            <text:p>hajítás</text:p>
          </table:table-cell>
          <table:table-cell table:style-name="ce249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7">
          <table:table-cell/>
          <table:table-cell table:style-name="ce2054" office:value-type="string" calcext:value-type="string">
            <text:p>K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6" office:value-type="float" office:value="-10" calcext:value-type="float">
            <text:p>-10</text:p>
          </table:table-cell>
          <table:table-cell table:style-name="ce2211" office:value-type="float" office:value="6" calcext:value-type="float">
            <text:p>6</text:p>
          </table:table-cell>
          <table:table-cell table:style-name="ce2196" office:value-type="string" calcext:value-type="string">
            <text:p>Z</text:p>
          </table:table-cell>
          <table:table-cell table:style-name="ce2251" office:value-type="string" calcext:value-type="string">
            <text:p>20m</text:p>
            <text:p>+(Erő x 5) 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9"/>
          <table:table-cell table:style-name="ce2365" table:number-columns-repeated="2"/>
          <table:table-cell table:style-name="ce2370" office:value-type="string" calcext:value-type="string">
            <text:p>hajítás</text:p>
          </table:table-cell>
          <table:table-cell table:style-name="ce241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Lasszó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10" calcext:value-type="float">
            <text:p>10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string" calcext:value-type="string">
            <text:p>10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96" office:value-type="string" calcext:value-type="string">
            <text:p>Sebesülés az esés következtében lehe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45" office:value-type="string" calcext:value-type="string">
            <text:p>Parittya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float" office:value="2" calcext:value-type="float">
            <text:p>2</text:p>
          </table:table-cell>
          <table:table-cell table:style-name="ce2205" office:value-type="float" office:value="10" calcext:value-type="float">
            <text:p>10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string" calcext:value-type="string">
            <text:p>70m</text:p>
          </table:table-cell>
          <table:table-cell table:style-name="ce2256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339"/>
          <table:table-cell table:style-name="ce2366" table:number-columns-repeated="2"/>
          <table:table-cell table:style-name="ce2378" office:value-type="string" calcext:value-type="string">
            <text:p>hajítás</text:p>
          </table:table-cell>
          <table:table-cell table:style-name="ce2497" office:value-type="string" calcext:value-type="string">
            <text:p>SFÉ duplán számít ellene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Ramiera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6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0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9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float" office:value="7" calcext:value-type="float">
            <text:p>7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10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07"/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1716"/>
          <table:table-cell table:style-name="ce1629" table:number-columns-repeated="2"/>
          <table:table-cell table:style-name="ce1716" table:number-columns-repeated="11"/>
          <table:table-cell table:style-name="ce2022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29" office:value-type="string" calcext:value-type="string">
            <text:p>Íjász lőfegyverek</text:p>
          </table:table-cell>
          <table:table-cell table:style-name="ce2082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2177" office:value-type="float" office:value="3" calcext:value-type="float">
            <text:p>3</text:p>
          </table:table-cell>
          <table:table-cell table:style-name="ce2198" office:value-type="float" office:value="1" calcext:value-type="float">
            <text:p>1</text:p>
          </table:table-cell>
          <table:table-cell table:style-name="ce2213" office:value-type="float" office:value="6" calcext:value-type="float">
            <text:p>6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60m</text:p>
          </table:table-cell>
          <table:table-cell table:style-name="ce2262" office:value-type="string" calcext:value-type="string">
            <text:p>két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50"/>
          <table:table-cell table:style-name="ce2367" table:number-columns-repeated="2"/>
          <table:table-cell table:style-name="ce2374" office:value-type="string" calcext:value-type="string">
            <text:p>íjászat</text:p>
          </table:table-cell>
          <table:table-cell table:style-name="ce249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54" office:value-type="string" calcext:value-type="string">
            <text:p>Hosszú íj</text:p>
          </table:table-cell>
          <table:table-cell table:style-name="ce951" office:value-type="float" office:value="6" calcext:value-type="float">
            <text:p>6</text:p>
          </table:table-cell>
          <table:table-cell table:style-name="ce2175" office:value-type="float" office:value="3" calcext:value-type="float">
            <text:p>3</text:p>
          </table:table-cell>
          <table:table-cell table:style-name="ce2196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54" office:value-type="string" calcext:value-type="string">
            <text:p>Visszacsapó íj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96" office:value-type="float" office:value="4" calcext:value-type="float">
            <text:p>4</text:p>
          </table:table-cell>
          <table:table-cell table:style-name="ce2211" office:value-type="float" office:value="8" calcext:value-type="float">
            <text:p>8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60m</text:p>
          </table:table-cell>
          <table:table-cell table:style-name="ce2201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54" office:value-type="string" calcext:value-type="string">
            <text:p>Elf íj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96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5" office:value-type="string" calcext:value-type="string">
            <text:p>Fúvócső, kicsi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string" calcext:value-type="string">
            <text:p>spec</text:p>
          </table:table-cell>
          <table:table-cell table:style-name="ce2205" office:value-type="float" office:value="9" calcext:value-type="float">
            <text:p>9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16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/>
          <table:table-cell table:style-name="ce2366" table:number-columns-repeated="2"/>
          <table:table-cell table:style-name="ce2378" office:value-type="string" calcext:value-type="string">
            <text:p>íjászat</text:p>
          </table:table-cell>
          <table:table-cell table:style-name="ce2496" office:value-type="string" calcext:value-type="string">
            <text:p>k20 dobásnál: 20-as dobás: 1 ÉP, különben 0 ÉP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30"/>
          <table:table-cell table:style-name="ce2113" office:value-type="string" calcext:value-type="string">
            <text:p>Fúvócső, vadász</text:p>
          </table:table-cell>
          <table:table-cell table:style-name="ce2173" office:value-type="float" office:value="5" calcext:value-type="float">
            <text:p>5</text:p>
          </table:table-cell>
          <table:table-cell table:style-name="ce2178" office:value-type="float" office:value="3" calcext:value-type="float">
            <text:p>3</text:p>
          </table:table-cell>
          <table:table-cell table:style-name="ce2199" office:value-type="float" office:value="-10" calcext:value-type="float">
            <text:p>-10</text:p>
          </table:table-cell>
          <table:table-cell table:style-name="ce2214" office:value-type="float" office:value="10" calcext:value-type="float">
            <text:p>10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string" calcext:value-type="string">
            <text:p>30m</text:p>
          </table:table-cell>
          <table:table-cell table:style-name="ce2263" office:value-type="string" calcext:value-type="string">
            <text:p>két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351" table:number-columns-repeated="3"/>
          <table:table-cell table:style-name="ce2382" office:value-type="string" calcext:value-type="string">
            <text:p>íjászat</text:p>
          </table:table-cell>
          <table:table-cell table:style-name="ce249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31" office:value-type="string" calcext:value-type="string">
            <text:p>Lövész lőfegyverek</text:p>
          </table:table-cell>
          <table:table-cell table:style-name="ce2052" office:value-type="string" calcext:value-type="string">
            <text:p>Kézi nyílpuska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00" office:value-type="float" office:value="0" calcext:value-type="float">
            <text:p>0</text:p>
          </table:table-cell>
          <table:table-cell table:style-name="ce2210" office:value-type="float" office:value="10" calcext:value-type="float">
            <text:p>10</text:p>
          </table:table-cell>
          <table:table-cell table:style-name="ce2200" office:value-type="string" calcext:value-type="string">
            <text:p>S</text:p>
          </table:table-cell>
          <table:table-cell table:style-name="ce2195" office:value-type="string" calcext:value-type="string">
            <text:p>2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0" office:value-type="string" calcext:value-type="string">
            <text:p>A kézi nyílpuska kevésbé pontos fegyver kis mérete miatt.</text:p>
          </table:table-cell>
          <table:table-cell table:style-name="ce2502"/>
          <table:table-cell table:style-name="ce922" table:number-columns-repeated="111"/>
          <table:table-cell table:style-name="ce202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4" calcext:value-type="float">
            <text:p>4</text:p>
          </table:table-cell>
          <table:table-cell table:style-name="ce2201" office:value-type="float" office:value="6" calcext:value-type="float">
            <text:p>6</text:p>
          </table:table-cell>
          <table:table-cell table:style-name="ce2211" office:value-type="float" office:value="13" calcext:value-type="float">
            <text:p>13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8" calcext:value-type="float">
            <text:p>8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Nehéz 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4" calcext:value-type="float">
            <text:p>4</text:p>
          </table:table-cell>
          <table:table-cell table:style-name="ce2201" office:value-type="float" office:value="14" calcext:value-type="float">
            <text:p>14</text:p>
          </table:table-cell>
          <table:table-cell table:style-name="ce2211" office:value-type="float" office:value="16" calcext:value-type="float">
            <text:p>16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8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15" calcext:value-type="float">
            <text:p>15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54" office:value-type="string" calcext:value-type="string">
            <text:p>Shadoni páncéltörő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5" calcext:value-type="float">
            <text:p>5</text:p>
          </table:table-cell>
          <table:table-cell table:style-name="ce2201" office:value-type="float" office:value="20" calcext:value-type="float">
            <text:p>20</text:p>
          </table:table-cell>
          <table:table-cell table:style-name="ce2211" office:value-type="string" calcext:value-type="string">
            <text:p>-</text:p>
          </table:table-cell>
          <table:table-cell table:style-name="ce2201" office:value-type="string" calcext:value-type="string">
            <text:p>Z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20" calcext:value-type="float">
            <text:p>2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 office:value-type="string" calcext:value-type="string">
            <text:p>- Újratöltés: 1 emberrel: 3 kör, 2 emberrel: 1 kör</text:p>
            <text:p>- Páncéltörő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Kharei nyílpuska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3" calcext:value-type="float">
            <text:p>3</text:p>
          </table:table-cell>
          <table:table-cell table:style-name="ce2201" office:value-type="float" office:value="3" calcext:value-type="float">
            <text:p>3</text:p>
          </table:table-cell>
          <table:table-cell table:style-name="ce2211" office:value-type="float" office:value="6" calcext:value-type="float">
            <text:p>6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 office:value-type="string" calcext:value-type="string">
            <text:p>Míg ki nem fogy a tár. Újratöltés: 1 kör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30"/>
          <table:table-cell table:style-name="ce2122" office:value-type="string" calcext:value-type="string">
            <text:p>Aquir nyílpuska</text:p>
          </table:table-cell>
          <table:table-cell table:style-name="ce2173" office:value-type="float" office:value="9" calcext:value-type="float">
            <text:p>9</text:p>
          </table:table-cell>
          <table:table-cell table:style-name="ce2173" office:value-type="float" office:value="4" calcext:value-type="float">
            <text:p>4</text:p>
          </table:table-cell>
          <table:table-cell table:style-name="ce2202" office:value-type="string" calcext:value-type="string">
            <text:p>💀/+6</text:p>
          </table:table-cell>
          <table:table-cell table:style-name="ce2215" office:value-type="float" office:value="7" calcext:value-type="float">
            <text:p>7</text:p>
          </table:table-cell>
          <table:table-cell table:style-name="ce2202" office:value-type="string" calcext:value-type="string">
            <text:p>S</text:p>
          </table:table-cell>
          <table:table-cell table:style-name="ce2252" office:value-type="string" calcext:value-type="string">
            <text:p>50m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20" calcext:value-type="float">
            <text:p>20</text:p>
          </table:table-cell>
          <table:table-cell table:style-name="ce2352" table:number-columns-repeated="3"/>
          <table:table-cell table:style-name="ce2375" office:value-type="string" calcext:value-type="string">
            <text:p>lövészet</text:p>
          </table:table-cell>
          <table:table-cell table:style-name="ce2500" office:value-type="string" calcext:value-type="string">
            <text:p>Halálos hatása és Átütés értéke csak aquir kézben érvényesül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31" office:value-type="string" calcext:value-type="string">
            <text:p>Mágikus lövedékek</text:p>
          </table:table-cell>
          <table:table-cell table:style-name="ce928" office:value-type="string" calcext:value-type="string">
            <text:p>Mágiatáv I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string" calcext:value-type="string">
            <text:p>0,5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/>
          <table:table-cell table:style-name="ce2366" table:number-columns-repeated="2"/>
          <table:table-cell table:style-name="ce2383" office:value-type="string" calcext:value-type="string">
            <text:p>mágikus célzás</text:p>
          </table:table-cell>
          <table:table-cell table:style-name="ce2501"/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8" office:value-type="string" calcext:value-type="string">
            <text:p>Mágiatáv II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2501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8" office:value-type="string" calcext:value-type="string">
            <text:p>Mágiatáv III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2501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8" office:value-type="string" calcext:value-type="string">
            <text:p>Mágiatáv IV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3" calcext:value-type="float">
            <text:p>3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92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2"/>
          <table:table-cell table:style-name="ce2174" table:number-columns-repeated="14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16" table:number-columns-repeated="13"/>
          <table:table-cell/>
          <table:table-cell table:style-name="ce1629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16" table:number-columns-repeated="4"/>
          <table:table-cell table:number-columns-repeated="2"/>
          <table:table-cell table:style-name="ce2174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74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2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5"/>
          <table:covered-table-cell table:style-name="ce1421"/>
          <table:covered-table-cell table:style-name="ce1964"/>
          <table:covered-table-cell table:style-name="ce1421"/>
          <table:table-cell table:style-name="ce85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5"/>
          <table:table-cell table:style-name="ce1413"/>
          <table:table-cell table:style-name="ce1964"/>
          <table:table-cell table:style-name="ce1413"/>
          <table:table-cell table:style-name="ce85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51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93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55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55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1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551"/>
          <table:table-cell table:style-name="Default"/>
          <table:table-cell table:style-name="ce551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55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55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93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6"/>
        <table:table-column table:style-name="co65" table:default-cell-style-name="ce2577"/>
        <table:table-column table:style-name="co86" table:default-cell-style-name="ce2585"/>
        <table:table-column table:style-name="co87" table:default-cell-style-name="ce2566"/>
        <table:table-column table:style-name="co88" table:default-cell-style-name="ce2595"/>
        <table:table-column table:style-name="co89" table:default-cell-style-name="ce2566"/>
        <table:table-column table:style-name="co90" table:default-cell-style-name="ce2566"/>
        <table:table-column table:style-name="co91" table:default-cell-style-name="ce2566"/>
        <table:table-column table:style-name="co92" table:default-cell-style-name="ce2623"/>
        <table:table-column table:style-name="co93" table:default-cell-style-name="ce2566"/>
        <table:table-column table:style-name="co94" table:default-cell-style-name="ce2566"/>
        <table:table-column table:style-name="co95" table:default-cell-style-name="Default"/>
        <table:table-column table:style-name="co96" table:default-cell-style-name="ce2566"/>
        <table:table-column table:style-name="co97" table:default-cell-style-name="ce2566"/>
        <table:table-column table:style-name="co98" table:default-cell-style-name="ce2566"/>
        <table:table-column table:style-name="co8" table:default-cell-style-name="Default"/>
        <table:table-row table:style-name="ro3">
          <table:table-cell table:style-name="ce25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6"/>
          <table:covered-table-cell table:style-name="ce2584"/>
          <table:covered-table-cell table:style-name="ce2009"/>
          <table:covered-table-cell table:style-name="ce2010"/>
          <table:covered-table-cell table:number-columns-repeated="3" table:style-name="ce2009"/>
          <table:covered-table-cell table:style-name="ce2622"/>
          <table:covered-table-cell table:number-columns-repeated="2" table:style-name="ce2009"/>
          <table:covered-table-cell/>
          <table:covered-table-cell table:style-name="ce2009"/>
          <table:covered-table-cell table:number-columns-repeated="3"/>
        </table:table-row>
        <table:table-row table:style-name="ro2">
          <table:table-cell table:number-columns-repeated="4"/>
          <table:table-cell table:style-name="ce2010"/>
          <table:table-cell table:style-name="ce2009"/>
          <table:table-cell table:number-columns-repeated="10"/>
        </table:table-row>
        <table:table-row table:style-name="ro2">
          <table:table-cell table:style-name="ce2567" office:value-type="string" calcext:value-type="string">
            <text:p>Általános fortélyok</text:p>
          </table:table-cell>
          <table:table-cell table:style-name="ce2578" office:value-type="string" calcext:value-type="string">
            <text:p>Max fok</text:p>
          </table:table-cell>
          <table:table-cell table:style-name="ce2578" office:value-type="string" calcext:value-type="string">
            <text:p>Kiterjeszti</text:p>
          </table:table-cell>
          <table:table-cell/>
          <table:table-cell table:style-name="ce2594" office:value-type="string" calcext:value-type="string">
            <text:p>Kiemelt Fortélyok</text:p>
          </table:table-cell>
          <table:table-cell table:style-name="ce2009"/>
          <table:table-cell/>
          <table:table-cell table:style-name="ce2594" office:value-type="string" calcext:value-type="string">
            <text:p>Faj Hátterek</text:p>
          </table:table-cell>
          <table:table-cell table:style-name="ce2594" office:value-type="string" calcext:value-type="string">
            <text:p>Karma Hátterek</text:p>
          </table:table-cell>
          <table:table-cell table:style-name="ce2594" office:value-type="string" calcext:value-type="string">
            <text:p>Leíró Hátterek</text:p>
          </table:table-cell>
          <table:table-cell/>
          <table:table-cell table:style-name="ce2567" office:value-type="string" calcext:value-type="string">
            <text:p>Nyelvek</text:p>
          </table:table-cell>
          <table:table-cell table:style-name="ce2594" office:value-type="string" calcext:value-type="string">
            <text:p>Rövidítés</text:p>
          </table:table-cell>
          <table:table-cell table:style-name="Default"/>
          <table:table-cell table:style-name="ce2567" office:value-type="string" calcext:value-type="string">
            <text:p>Varázslási módszerek</text:p>
          </table:table-cell>
          <table:table-cell table:style-name="ce2566"/>
        </table:table-row>
        <table:table-row table:style-name="ro2">
          <table:table-cell table:style-name="ce2568"/>
          <table:table-cell table:style-name="ce2579"/>
          <table:table-cell table:style-name="ce2586"/>
          <table:table-cell/>
          <table:table-cell table:style-name="Default"/>
          <table:table-cell table:style-name="ce2009"/>
          <table:table-cell/>
          <table:table-cell table:style-name="ce2568"/>
          <table:table-cell table:style-name="ce2566"/>
          <table:table-cell table:style-name="Default"/>
          <table:table-cell/>
          <table:table-cell table:style-name="ce2595"/>
          <table:table-cell/>
          <table:table-cell table:style-name="Default"/>
          <table:table-cell/>
          <table:table-cell table:style-name="ce2566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9"/>
          <table:table-cell/>
          <table:table-cell table:style-name="ce25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2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95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9"/>
          <table:table-cell/>
          <table:table-cell table:style-name="ce25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3" office:value-type="string" calcext:value-type="string">
            <text:p>Árva</text:p>
          </table:table-cell>
          <table:table-cell/>
          <table:table-cell table:style-name="ce259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09"/>
          <table:table-cell/>
          <table:table-cell table:style-name="ce25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3" office:value-type="string" calcext:value-type="string">
            <text:p>Erdőlakó</text:p>
          </table:table-cell>
          <table:table-cell/>
          <table:table-cell table:style-name="ce259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3" office:value-type="string" calcext:value-type="string">
            <text:p>Jobbágy</text:p>
          </table:table-cell>
          <table:table-cell/>
          <table:table-cell table:style-name="ce259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4" office:value-type="string" calcext:value-type="string">
            <text:p>Szabad Fortélyok</text:p>
          </table:table-cell>
          <table:table-cell table:style-name="ce2617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3" office:value-type="string" calcext:value-type="string">
            <text:p>Nemes</text:p>
          </table:table-cell>
          <table:table-cell/>
          <table:table-cell table:style-name="ce259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68"/>
          <table:table-cell table:style-name="ce2618"/>
          <table:table-cell/>
          <table:table-cell table:style-name="ce25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3" office:value-type="string" calcext:value-type="string">
            <text:p>Polgár</text:p>
          </table:table-cell>
          <table:table-cell/>
          <table:table-cell table:style-name="ce259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/>
          <table:table-cell table:style-name="ce25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1" office:value-type="string" calcext:value-type="string">
            <text:p><text:span text:style-name="T37">🟩</text:span> 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3" office:value-type="string" calcext:value-type="string">
            <text:p>Városlakó</text:p>
          </table:table-cell>
          <table:table-cell/>
          <table:table-cell table:style-name="ce259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9">
          <table:table-cell table:style-name="ce2570" office:value-type="string" calcext:value-type="string">
            <text:p>➖➖➖ Általános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1" office:value-type="string" calcext:value-type="string">
            <text:p><text:span text:style-name="T38">🟥</text:span> Kvantikum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2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9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7">
          <table:table-cell table:style-name="ce25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1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24" office:value-type="string" calcext:value-type="string">
            <text:p>Élet</text:p>
          </table:table-cell>
          <table:table-cell/>
          <table:table-cell table:style-name="ce259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7">
          <table:table-cell table:style-name="ce25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24" office:value-type="string" calcext:value-type="string">
            <text:p>Rend</text:p>
          </table:table-cell>
          <table:table-cell/>
          <table:table-cell table:style-name="ce259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7">
          <table:table-cell table:style-name="ce25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1" office:value-type="string" calcext:value-type="string">
            <text:p>Érzékenység Tulajdonságodat segíti ízlelé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24" office:value-type="string" calcext:value-type="string">
            <text:p>Halál</text:p>
          </table:table-cell>
          <table:table-cell/>
          <table:table-cell table:style-name="ce259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30">
          <table:table-cell table:style-name="ce25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1" office:value-type="string" calcext:value-type="string">
            <text:p>Érzékenység Tulajdonságodat segíti tapintá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24" office:value-type="string" calcext:value-type="string">
            <text:p>Káosz</text:p>
          </table:table-cell>
          <table:table-cell/>
          <table:table-cell table:style-name="ce259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1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21" table:formula="of:=COUNTA([.H5:.H16])" office:value-type="float" office:value="12" calcext:value-type="float">
            <text:p>12</text:p>
          </table:table-cell>
          <table:table-cell table:style-name="ce25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3" office:value-type="string" calcext:value-type="string">
            <text:p>Alattomos</text:p>
          </table:table-cell>
          <table:table-cell/>
          <table:table-cell table:style-name="ce259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1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3" office:value-type="string" calcext:value-type="string">
            <text:p>Álmodozó</text:p>
          </table:table-cell>
          <table:table-cell/>
          <table:table-cell table:style-name="ce259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1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3" office:value-type="string" calcext:value-type="string">
            <text:p>Autoriter</text:p>
          </table:table-cell>
          <table:table-cell/>
          <table:table-cell table:style-name="ce259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63" office:value-type="float" office:value="1" calcext:value-type="float">
            <text:p>1</text:p>
          </table:table-cell>
          <table:table-cell table:style-name="ce2588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94" office:value-type="string" calcext:value-type="string">
            <text:p>Kultúrkörök</text:p>
          </table:table-cell>
          <table:table-cell table:style-name="ce25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3" office:value-type="string" calcext:value-type="string">
            <text:p>Barátságos</text:p>
          </table:table-cell>
          <table:table-cell/>
          <table:table-cell table:style-name="ce259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9">
          <table:table-cell table:style-name="ce25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/>
          <table:table-cell table:style-name="ce25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1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2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73" office:value-type="string" calcext:value-type="string">
            <text:p>Cinikus</text:p>
          </table:table-cell>
          <table:table-cell/>
          <table:table-cell table:style-name="ce259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1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73" office:value-type="string" calcext:value-type="string">
            <text:p>4mund</text:p>
          </table:table-cell>
          <table:table-cell table:style-name="ce25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3" office:value-type="string" calcext:value-type="string">
            <text:p>Gondoskodó</text:p>
          </table:table-cell>
          <table:table-cell/>
          <table:table-cell table:style-name="ce259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1" office:value-type="string" calcext:value-type="string">
            <text:p><text:span text:style-name="T39">🟩 Nyomozás;  🟩Emberismeret</text:span></text:p>
          </table:table-cell>
          <table:table-cell/>
          <table:table-cell table:style-name="ce2573" office:value-type="string" calcext:value-type="string">
            <text:p>asz1sz</text:p>
          </table:table-cell>
          <table:table-cell table:style-name="ce25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3" office:value-type="string" calcext:value-type="string">
            <text:p>Gyáva</text:p>
          </table:table-cell>
          <table:table-cell/>
          <table:table-cell table:style-name="ce259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3" office:value-type="string" calcext:value-type="string">
            <text:p>barbár</text:p>
          </table:table-cell>
          <table:table-cell table:style-name="ce882" table:formula="of:=COUNTA([.I5:.I23])-1" office:value-type="float" office:value="18" calcext:value-type="float">
            <text:p>18</text:p>
          </table:table-cell>
          <table:table-cell table:style-name="ce2573" office:value-type="string" calcext:value-type="string">
            <text:p>Gyűjtögető</text:p>
          </table:table-cell>
          <table:table-cell/>
          <table:table-cell table:style-name="ce259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1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73" office:value-type="string" calcext:value-type="string">
            <text:p>bukán</text:p>
          </table:table-cell>
          <table:table-cell table:style-name="ce2618"/>
          <table:table-cell table:style-name="ce2573" office:value-type="string" calcext:value-type="string">
            <text:p>Hallgatag</text:p>
          </table:table-cell>
          <table:table-cell/>
          <table:table-cell table:style-name="ce259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1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73" office:value-type="string" calcext:value-type="string">
            <text:p>dw00n</text:p>
          </table:table-cell>
          <table:table-cell/>
          <table:table-cell table:style-name="ce2573" office:value-type="string" calcext:value-type="string">
            <text:p>Hiszékeny</text:p>
          </table:table-cell>
          <table:table-cell/>
          <table:table-cell table:style-name="ce259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5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1" office:value-type="string" calcext:value-type="string">
            <text:p><text:span text:style-name="T30">🟩 </text:span>Befolyásolás, Emberismeret</text:p>
          </table:table-cell>
          <table:table-cell/>
          <table:table-cell table:style-name="ce2573" office:value-type="string" calcext:value-type="string">
            <text:p>dzs4d</text:p>
          </table:table-cell>
          <table:table-cell table:style-name="ce2619"/>
          <table:table-cell table:style-name="ce2573" office:value-type="string" calcext:value-type="string">
            <text:p>Idealista</text:p>
          </table:table-cell>
          <table:table-cell/>
          <table:table-cell table:style-name="ce259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1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73" office:value-type="string" calcext:value-type="string">
            <text:p>elar</text:p>
          </table:table-cell>
          <table:table-cell table:style-name="ce2619"/>
          <table:table-cell table:style-name="ce2573" office:value-type="string" calcext:value-type="string">
            <text:p>Kígyóiszonyos</text:p>
          </table:table-cell>
          <table:table-cell/>
          <table:table-cell table:style-name="ce259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1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73" office:value-type="string" calcext:value-type="string">
            <text:p>elf</text:p>
          </table:table-cell>
          <table:table-cell table:style-name="Default"/>
          <table:table-cell table:style-name="ce2573" office:value-type="string" calcext:value-type="string">
            <text:p>Megfontolt</text:p>
          </table:table-cell>
          <table:table-cell/>
          <table:table-cell table:style-name="ce259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1" office:value-type="string" calcext:value-type="string">
            <text:p><text:span text:style-name="T30">🟩 </text:span>Lexikum, Hadászat</text:p>
          </table:table-cell>
          <table:table-cell/>
          <table:table-cell table:style-name="ce2573" office:value-type="string" calcext:value-type="string">
            <text:p>en0szukei</text:p>
          </table:table-cell>
          <table:table-cell table:style-name="ce2619"/>
          <table:table-cell table:style-name="ce2573" office:value-type="string" calcext:value-type="string">
            <text:p>Megbízhatatlan</text:p>
          </table:table-cell>
          <table:table-cell/>
          <table:table-cell table:style-name="ce2595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1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73" office:value-type="string" calcext:value-type="string">
            <text:p>erv</text:p>
          </table:table-cell>
          <table:table-cell table:style-name="ce2619"/>
          <table:table-cell table:style-name="ce2573" office:value-type="string" calcext:value-type="string">
            <text:p>Megbízható</text:p>
          </table:table-cell>
          <table:table-cell/>
          <table:table-cell table:style-name="ce256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1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73" office:value-type="string" calcext:value-type="string">
            <text:p>gohr</text:p>
          </table:table-cell>
          <table:table-cell table:style-name="ce2619"/>
          <table:table-cell table:style-name="ce2573" office:value-type="string" calcext:value-type="string">
            <text:p>Meggondolatlan</text:p>
          </table:table-cell>
          <table:table-cell/>
          <table:table-cell table:style-name="ce259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1" office:value-type="string" calcext:value-type="string">
            <text:p><text:span text:style-name="T30">🟩 </text:span>Befolyásolás, Emberismeret</text:p>
          </table:table-cell>
          <table:table-cell/>
          <table:table-cell table:style-name="ce2573" office:value-type="string" calcext:value-type="string">
            <text:p>gorv1ki</text:p>
          </table:table-cell>
          <table:table-cell table:style-name="ce2619"/>
          <table:table-cell table:style-name="ce2573" office:value-type="string" calcext:value-type="string">
            <text:p>Naív</text:p>
          </table:table-cell>
          <table:table-cell/>
          <table:table-cell table:style-name="ce259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0">
          <table:table-cell table:style-name="ce25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il4nori</text:p>
          </table:table-cell>
          <table:table-cell table:style-name="ce2625"/>
          <table:table-cell table:style-name="ce2573" office:value-type="string" calcext:value-type="string">
            <text:p>Nagyképű</text:p>
          </table:table-cell>
          <table:table-cell/>
          <table:table-cell table:style-name="ce259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0">
          <table:table-cell table:style-name="ce25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hál</text:p>
          </table:table-cell>
          <table:table-cell table:style-name="ce2625"/>
          <table:table-cell table:style-name="ce2573" office:value-type="string" calcext:value-type="string">
            <text:p>Nárcisztikus</text:p>
          </table:table-cell>
          <table:table-cell/>
          <table:table-cell table:style-name="ce259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0">
          <table:table-cell table:style-name="ce25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1"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r4ni</text:p>
          </table:table-cell>
          <table:table-cell table:style-name="Default"/>
          <table:table-cell table:style-name="ce2573" office:value-type="string" calcext:value-type="string">
            <text:p>Pókiszonyos</text:p>
          </table:table-cell>
          <table:table-cell/>
          <table:table-cell table:style-name="ce259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0">
          <table:table-cell table:style-name="ce25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mawini</text:p>
          </table:table-cell>
          <table:table-cell table:style-name="Default"/>
          <table:table-cell table:style-name="ce2573" office:value-type="string" calcext:value-type="string">
            <text:p>Precíz</text:p>
          </table:table-cell>
          <table:table-cell/>
          <table:table-cell table:style-name="ce259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1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73" office:value-type="string" calcext:value-type="string">
            <text:p>ni4rei</text:p>
          </table:table-cell>
          <table:table-cell table:style-name="Default"/>
          <table:table-cell table:style-name="ce2573" office:value-type="string" calcext:value-type="string">
            <text:p>Szerény</text:p>
          </table:table-cell>
          <table:table-cell/>
          <table:table-cell table:style-name="ce259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570" office:value-type="string" calcext:value-type="string">
            <text:p>➖➖➖ Vezet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1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73" office:value-type="string" calcext:value-type="string">
            <text:p>nomád</text:p>
          </table:table-cell>
          <table:table-cell table:style-name="Default"/>
          <table:table-cell table:style-name="ce2573" office:value-type="string" calcext:value-type="string">
            <text:p>Talpnyaló</text:p>
          </table:table-cell>
          <table:table-cell/>
          <table:table-cell table:style-name="ce2595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1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73" office:value-type="string" calcext:value-type="string">
            <text:p>pier</text:p>
          </table:table-cell>
          <table:table-cell table:style-name="Default"/>
          <table:table-cell table:style-name="ce2573" office:value-type="string" calcext:value-type="string">
            <text:p>Tiszteletreméltó</text:p>
          </table:table-cell>
          <table:table-cell/>
          <table:table-cell table:style-name="ce259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1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73" office:value-type="string" calcext:value-type="string">
            <text:p>predoci, edorli</text:p>
          </table:table-cell>
          <table:table-cell table:style-name="Default"/>
          <table:table-cell table:style-name="ce2573" office:value-type="string" calcext:value-type="string">
            <text:p>Teszetosza</text:p>
          </table:table-cell>
          <table:table-cell/>
          <table:table-cell table:style-name="ce259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1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73" office:value-type="string" calcext:value-type="string">
            <text:p>py4r</text:p>
          </table:table-cell>
          <table:table-cell table:style-name="Default"/>
          <table:table-cell table:style-name="ce2573" office:value-type="string" calcext:value-type="string">
            <text:p>Tériszonyos</text:p>
          </table:table-cell>
          <table:table-cell/>
          <table:table-cell table:style-name="ce256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ragnaroki</text:p>
          </table:table-cell>
          <table:table-cell table:style-name="Default"/>
          <table:table-cell table:style-name="ce2573" office:value-type="string" calcext:value-type="string">
            <text:p>Tudálékos</text:p>
          </table:table-cell>
          <table:table-cell/>
          <table:table-cell table:style-name="ce259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7">
          <table:table-cell table:style-name="ce25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yburri</text:p>
          </table:table-cell>
          <table:table-cell table:style-name="Default"/>
          <table:table-cell table:style-name="ce262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9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1" office:value-type="string" calcext:value-type="string">
            <text:p><text:span text:style-name="T39">🟥 </text:span>Előadóművészet</text:p>
          </table:table-cell>
          <table:table-cell/>
          <table:table-cell table:style-name="ce2573" office:value-type="string" calcext:value-type="string">
            <text:p>tarran</text:p>
          </table:table-cell>
          <table:table-cell table:style-name="Default"/>
          <table:table-cell table:style-name="ce2573" office:value-type="string" calcext:value-type="string">
            <text:p>Alacsony</text:p>
          </table:table-cell>
          <table:table-cell/>
          <table:table-cell table:style-name="ce259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1" office:value-type="string" calcext:value-type="string">
            <text:p><text:span text:style-name="T39">🟥 </text:span>Előadóművészet</text:p>
          </table:table-cell>
          <table:table-cell/>
          <table:table-cell table:style-name="ce2573" office:value-type="string" calcext:value-type="string">
            <text:p>ti4dlani</text:p>
          </table:table-cell>
          <table:table-cell table:style-name="Default"/>
          <table:table-cell table:style-name="ce2573" office:value-type="string" calcext:value-type="string">
            <text:p>Albínó</text:p>
          </table:table-cell>
          <table:table-cell/>
          <table:table-cell table:style-name="ce259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7">➖➖➖ Tudományos ➖➖➖</text:span>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616" table:formula="of:=COUNTA([.E11:.E47])" office:value-type="float" office:value="37" calcext:value-type="float">
            <text:p>37</text:p>
          </table:table-cell>
          <table:table-cell table:style-name="ce2591"/>
          <table:table-cell/>
          <table:table-cell table:style-name="ce2573" office:value-type="string" calcext:value-type="string">
            <text:p>tongoriai</text:p>
          </table:table-cell>
          <table:table-cell table:style-name="Default"/>
          <table:table-cell table:style-name="ce2573" office:value-type="string" calcext:value-type="string">
            <text:p>Divatos</text:p>
          </table:table-cell>
          <table:table-cell/>
          <table:table-cell table:style-name="ce256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0r0ni</text:p>
          </table:table-cell>
          <table:table-cell table:style-name="Default"/>
          <table:table-cell table:style-name="ce2573" office:value-type="string" calcext:value-type="string">
            <text:p>Jóképű</text:p>
          </table:table-cell>
          <table:table-cell/>
          <table:table-cell table:style-name="ce2566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örpe</text:p>
          </table:table-cell>
          <table:table-cell table:style-name="Default"/>
          <table:table-cell table:style-name="ce2573" office:value-type="string" calcext:value-type="string">
            <text:p>Kövér</text:p>
          </table:table-cell>
          <table:table-cell/>
          <table:table-cell table:style-name="ce2566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3" office:value-type="string" calcext:value-type="string">
            <text:p>Magas</text:p>
          </table:table-cell>
          <table:table-cell/>
          <table:table-cell table:style-name="ce2566"/>
          <table:table-cell table:style-name="ce2623"/>
          <table:table-cell table:number-columns-repeated="3"/>
        </table:table-row>
        <table:table-row table:style-name="ro31">
          <table:table-cell table:style-name="ce25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89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257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81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5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20"/>
          <table:table-cell table:style-name="Default" table:number-columns-repeated="3"/>
          <table:table-cell table:style-name="ce2573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570" office:value-type="string" calcext:value-type="string">
            <text:p>➖➖➖ Befolyástól véd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5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3" office:value-type="string" calcext:value-type="string">
            <text:p>Vékony</text:p>
          </table:table-cell>
          <table:table-cell table:number-columns-repeated="6"/>
        </table:table-row>
        <table:table-row table:style-name="ro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63"/>
          <table:table-cell table:style-name="ce2590"/>
          <table:table-cell/>
          <table:table-cell table:style-name="Default" table:number-columns-repeated="5"/>
          <table:table-cell table:style-name="ce262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3"/>
          <table:table-cell table:style-name="ce259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3"/>
          <table:table-cell table:style-name="ce2590"/>
          <table:table-cell/>
          <table:table-cell table:style-name="Default" table:number-columns-repeated="4"/>
          <table:table-cell table:style-name="ce262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7" office:value-type="string" calcext:value-type="string">
            <text:p>Harci fortélyok</text:p>
          </table:table-cell>
          <table:table-cell table:style-name="ce963"/>
          <table:table-cell table:style-name="ce259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63" office:value-type="float" office:value="1" calcext:value-type="float">
            <text:p>1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63" office:value-type="float" office:value="1" calcext:value-type="float">
            <text:p>1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5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6"/>
          <table:table-cell table:number-columns-repeated="14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25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2">
          <table:table-cell table:style-name="ce257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6" office:value-type="string" calcext:value-type="string">
            <text:p>Karakter pontok (KP) elosztása </text:p>
          </table:table-cell>
          <table:table-cell table:style-name="ce2626"/>
          <table:table-cell table:style-name="ce922" table:number-columns-repeated="16382"/>
        </table:table-row>
        <table:table-row table:style-name="ro27">
          <table:table-cell/>
          <table:table-cell table:style-name="ce26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33">
          <table:table-cell/>
          <table:table-cell table:style-name="ce262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34">
          <table:table-cell/>
          <table:table-cell table:style-name="ce26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627"/>
          <table:table-cell table:style-name="ce922"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33">
          <table:table-cell/>
          <table:table-cell table:style-name="ce262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627"/>
          <table:table-cell table:style-name="ce922" table:number-columns-repeated="16382"/>
        </table:table-row>
        <table:table-row table:style-name="ro27">
          <table:table-cell table:style-name="ce2626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6">
          <table:table-cell/>
          <table:table-cell table:style-name="ce26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7">
          <table:table-cell table:style-name="ce2627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2">
          <table:table-cell/>
          <table:table-cell table:style-name="ce2627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35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6">
          <table:table-cell/>
          <table:table-cell table:style-name="ce262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table:table-column table:style-name="co101" table:default-cell-style-name="ce551"/>
        <table:table-row table:style-name="ro1">
          <table:table-cell table:style-name="ce2628" office:value-type="string" calcext:value-type="string">
            <text:p>V8.9.8</text:p>
          </table:table-cell>
        </table:table-row>
        <table:table-row table:style-name="ro2">
          <table:table-cell table:style-name="ce2629" office:value-type="string" calcext:value-type="string">
            <text:p>* Fegyver táblázatok teljes átstruktúrálása</text:p>
          </table:table-cell>
        </table:table-row>
        <table:table-row table:style-name="ro2">
          <table:table-cell table:style-name="ce2629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629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29" office:value-type="string" calcext:value-type="string">
            <text:p>* Fájdalomtűrés TÉ levonás csökkentő hatás képlet frissítve k20 modellhez</text:p>
          </table:table-cell>
        </table:table-row>
        <table:table-row table:style-name="ro2">
          <table:table-cell table:style-name="ce2629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629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2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7</text:p>
          </table:table-cell>
        </table:table-row>
        <table:table-row table:style-name="ro2">
          <table:table-cell table:style-name="ce2629" office:value-type="string" calcext:value-type="string">
            <text:p>* Harci Akrobatika 3 fokú lett, +1 TÉ/VÉ fokonként.</text:p>
          </table:table-cell>
        </table:table-row>
        <table:table-row table:style-name="ro2">
          <table:table-cell table:style-name="ce2629" office:value-type="string" calcext:value-type="string">
            <text:p>* Harcos elme leírása változott</text:p>
          </table:table-cell>
        </table:table-row>
        <table:table-row table:style-name="ro2">
          <table:table-cell table:style-name="ce262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6 – k20 innentől</text:p>
          </table:table-cell>
        </table:table-row>
        <table:table-row table:style-name="ro2">
          <table:table-cell table:style-name="ce2629" office:value-type="string" calcext:value-type="string">
            <text:p>* k20 konverzió minden harcértékre</text:p>
          </table:table-cell>
        </table:table-row>
        <table:table-row table:style-name="ro2">
          <table:table-cell table:style-name="ce2629" office:value-type="string" calcext:value-type="string">
            <text:p>* minden fegyver k20-ra konvertálva</text:p>
          </table:table-cell>
        </table:table-row>
        <table:table-row table:style-name="ro2">
          <table:table-cell table:style-name="ce2629" office:value-type="string" calcext:value-type="string">
            <text:p>* Vértviselet 3.fok Lemezvértben bónusz beszámítva</text:p>
          </table:table-cell>
        </table:table-row>
        <table:table-row table:style-name="ro2">
          <table:table-cell table:style-name="ce262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62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5 – k100 utolsó</text:p>
          </table:table-cell>
        </table:table-row>
        <table:table-row table:style-name="ro2">
          <table:table-cell table:style-name="ce2629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629" office:value-type="string" calcext:value-type="string">
            <text:p>* Karma Hátterek bővültek</text:p>
          </table:table-cell>
        </table:table-row>
        <table:table-row table:style-name="ro2">
          <table:table-cell table:style-name="ce2629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63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4</text:p>
          </table:table-cell>
        </table:table-row>
        <table:table-row table:style-name="ro2">
          <table:table-cell table:style-name="ce2629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629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629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629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629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629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629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629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62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3</text:p>
          </table:table-cell>
        </table:table-row>
        <table:table-row table:style-name="ro2">
          <table:table-cell table:style-name="ce262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629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62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8" office:value-type="string" calcext:value-type="string">
            <text:p>V8.9.2</text:p>
          </table:table-cell>
        </table:table-row>
        <table:table-row table:style-name="ro2">
          <table:table-cell table:style-name="ce262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62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629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629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62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1</text:p>
          </table:table-cell>
        </table:table-row>
        <table:table-row table:style-name="ro2">
          <table:table-cell table:style-name="ce262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0</text:p>
          </table:table-cell>
        </table:table-row>
        <table:table-row table:style-name="ro2">
          <table:table-cell table:style-name="ce2629" office:value-type="string" calcext:value-type="string">
            <text:p>* Ostorharc a harcmodor táblázatba</text:p>
          </table:table-cell>
        </table:table-row>
        <table:table-row table:style-name="ro2">
          <table:table-cell table:style-name="ce2629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629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629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629" office:value-type="string" calcext:value-type="string">
            <text:p>* Pajzshasználat 3.fok: +5 VÉ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9</text:p>
          </table:table-cell>
        </table:table-row>
        <table:table-row table:style-name="ro2">
          <table:table-cell table:style-name="ce2629" office:value-type="string" calcext:value-type="string">
            <text:p>* Ostorharc harcmodor bekerült</text:p>
          </table:table-cell>
        </table:table-row>
        <table:table-row table:style-name="ro2">
          <table:table-cell table:style-name="ce2629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62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8</text:p>
          </table:table-cell>
        </table:table-row>
        <table:table-row table:style-name="ro2">
          <table:table-cell table:style-name="ce2629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629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629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62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7</text:p>
          </table:table-cell>
        </table:table-row>
        <table:table-row table:style-name="ro2">
          <table:table-cell table:style-name="ce2629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629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629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629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629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62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6</text:p>
          </table:table-cell>
        </table:table-row>
        <table:table-row table:style-name="ro2">
          <table:table-cell table:style-name="ce2629" office:value-type="string" calcext:value-type="string">
            <text:p>* Vezető fortélyok bekerültek</text:p>
          </table:table-cell>
        </table:table-row>
        <table:table-row table:style-name="ro2">
          <table:table-cell table:style-name="ce2629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629" office:value-type="string" calcext:value-type="string">
            <text:p>* kultúrkörök listája frissítve</text:p>
          </table:table-cell>
        </table:table-row>
        <table:table-row table:style-name="ro2">
          <table:table-cell table:style-name="ce262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5</text:p>
          </table:table-cell>
        </table:table-row>
        <table:table-row table:style-name="ro2">
          <table:table-cell table:style-name="ce262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629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629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62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4</text:p>
          </table:table-cell>
        </table:table-row>
        <table:table-row table:style-name="ro2">
          <table:table-cell table:style-name="ce2629" office:value-type="string" calcext:value-type="string">
            <text:p>* Új: Alakzatharc képzettség</text:p>
          </table:table-cell>
        </table:table-row>
        <table:table-row table:style-name="ro2">
          <table:table-cell table:style-name="ce2629" office:value-type="string" calcext:value-type="string">
            <text:p>* Új: Alakzat: támadó fortély</text:p>
          </table:table-cell>
        </table:table-row>
        <table:table-row table:style-name="ro2">
          <table:table-cell table:style-name="ce2629" office:value-type="string" calcext:value-type="string">
            <text:p>* Új: Alakzat: védekező fortély</text:p>
          </table:table-cell>
        </table:table-row>
        <table:table-row table:style-name="ro2">
          <table:table-cell table:style-name="ce2629" office:value-type="string" calcext:value-type="string">
            <text:p>* Új: Parancsnok fortély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3</text:p>
          </table:table-cell>
        </table:table-row>
        <table:table-row table:style-name="ro2">
          <table:table-cell table:style-name="ce2629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629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629" office:value-type="string" calcext:value-type="string">
            <text:p>* Új: Harckeret növelés fortély</text:p>
          </table:table-cell>
        </table:table-row>
        <table:table-row table:style-name="ro2">
          <table:table-cell table:style-name="ce2629" office:value-type="string" calcext:value-type="string">
            <text:p>* Új: Koordinátor fortély</text:p>
          </table:table-cell>
        </table:table-row>
        <table:table-row table:style-name="ro2">
          <table:table-cell table:style-name="ce2629" office:value-type="string" calcext:value-type="string">
            <text:p>* Új: Daráló fortély</text:p>
          </table:table-cell>
        </table:table-row>
        <table:table-row table:style-name="ro2">
          <table:table-cell table:style-name="ce2629" office:value-type="string" calcext:value-type="string">
            <text:p>* Taktika: Falanx megszű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62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1</text:p>
          </table:table-cell>
        </table:table-row>
        <table:table-row table:style-name="ro2">
          <table:table-cell table:style-name="ce2629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629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629" office:value-type="string" calcext:value-type="string">
            <text:p>* Új: Elpusztíthatatlan fortély</text:p>
          </table:table-cell>
        </table:table-row>
        <table:table-row table:style-name="ro2">
          <table:table-cell table:style-name="ce2629" office:value-type="string" calcext:value-type="string">
            <text:p>* Új: Gladiátor bestiái fortély</text:p>
          </table:table-cell>
        </table:table-row>
        <table:table-row table:style-name="ro2">
          <table:table-cell table:style-name="ce2629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629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62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0</text:p>
          </table:table-cell>
        </table:table-row>
        <table:table-row table:style-name="ro2">
          <table:table-cell table:style-name="ce2629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629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62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2">
          <table:table-cell table:style-name="ce2629" office:value-type="string" calcext:value-type="string">
            <text:p>* Szilánk pontértéknek cella</text:p>
          </table:table-cell>
        </table:table-row>
        <table:table-row table:style-name="ro2">
          <table:table-cell table:style-name="ce2629" office:value-type="string" calcext:value-type="string">
            <text:p>* Felszerelés keret képlet 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9</text:p>
          </table:table-cell>
        </table:table-row>
        <table:table-row table:style-name="ro2">
          <table:table-cell table:style-name="ce2629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629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629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62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8</text:p>
          </table:table-cell>
        </table:table-row>
        <table:table-row table:style-name="ro2">
          <table:table-cell table:style-name="ce2629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629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62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7</text:p>
          </table:table-cell>
        </table:table-row>
        <table:table-row table:style-name="ro2">
          <table:table-cell table:style-name="ce2629" office:value-type="string" calcext:value-type="string">
            <text:p>* Új Szabad Fortély: Kihallgatás</text:p>
          </table:table-cell>
        </table:table-row>
        <table:table-row table:style-name="ro2">
          <table:table-cell table:style-name="ce262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6</text:p>
          </table:table-cell>
        </table:table-row>
        <table:table-row table:style-name="ro2">
          <table:table-cell table:style-name="ce262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629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629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629" office:value-type="string" calcext:value-type="string">
            <text:p>* Kínzás képzettség megszü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5</text:p>
          </table:table-cell>
        </table:table-row>
        <table:table-row table:style-name="ro2">
          <table:table-cell table:style-name="ce2629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629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62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1"/>
        </table:table-row>
        <table:table-row table:style-name="ro1">
          <table:table-cell table:style-name="ce2631" office:value-type="string" calcext:value-type="string">
            <text:p>V8.7.4</text:p>
          </table:table-cell>
        </table:table-row>
        <table:table-row table:style-name="ro2">
          <table:table-cell table:style-name="ce2629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629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629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629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63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3</text:p>
          </table:table-cell>
        </table:table-row>
        <table:table-row table:style-name="ro2">
          <table:table-cell table:style-name="ce2629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629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629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629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629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62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2</text:p>
          </table:table-cell>
        </table:table-row>
        <table:table-row table:style-name="ro2">
          <table:table-cell table:style-name="ce2629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629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62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1</text:p>
          </table:table-cell>
        </table:table-row>
        <table:table-row table:style-name="ro2">
          <table:table-cell table:style-name="ce2629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62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0</text:p>
          </table:table-cell>
        </table:table-row>
        <table:table-row table:style-name="ro2">
          <table:table-cell table:style-name="ce2629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629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629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629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62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9</text:p>
          </table:table-cell>
        </table:table-row>
        <table:table-row table:style-name="ro2">
          <table:table-cell table:style-name="ce262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62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62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62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8</text:p>
          </table:table-cell>
        </table:table-row>
        <table:table-row table:style-name="ro2">
          <table:table-cell table:style-name="ce262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62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62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62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7</text:p>
          </table:table-cell>
        </table:table-row>
        <table:table-row table:style-name="ro1">
          <table:table-cell table:style-name="ce262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9" office:value-type="string" calcext:value-type="string">
            <text:p>* Tradíció lista frissítve</text:p>
          </table:table-cell>
        </table:table-row>
        <table:table-row table:style-name="ro1">
          <table:table-cell table:style-name="ce262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6</text:p>
          </table:table-cell>
        </table:table-row>
        <table:table-row table:style-name="ro1">
          <table:table-cell table:style-name="ce262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5</text:p>
          </table:table-cell>
        </table:table-row>
        <table:table-row table:style-name="ro1">
          <table:table-cell table:style-name="ce262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4</text:p>
          </table:table-cell>
        </table:table-row>
        <table:table-row table:style-name="ro1">
          <table:table-cell table:style-name="ce2629" office:value-type="string" calcext:value-type="string">
            <text:p>* KP Alap megszűnt</text:p>
          </table:table-cell>
        </table:table-row>
        <table:table-row table:style-name="ro1">
          <table:table-cell table:style-name="ce2629" office:value-type="string" calcext:value-type="string">
            <text:p>* KP / Szint: 50 + Intelligencia</text:p>
          </table:table-cell>
        </table:table-row>
        <table:table-row table:style-name="ro1">
          <table:table-cell table:style-name="ce262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9" office:value-type="string" calcext:value-type="string">
            <text:p>* Új Leíró Hátterek</text:p>
          </table:table-cell>
        </table:table-row>
        <table:table-row table:style-name="ro1">
          <table:table-cell table:style-name="ce262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3</text:p>
          </table:table-cell>
        </table:table-row>
        <table:table-row table:style-name="ro1">
          <table:table-cell table:style-name="ce2629" office:value-type="string" calcext:value-type="string">
            <text:p>* Helyismeret db számláló</text:p>
          </table:table-cell>
        </table:table-row>
        <table:table-row table:style-name="ro1">
          <table:table-cell table:style-name="ce262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9" office:value-type="string" calcext:value-type="string">
            <text:p>* Leíró Hátterek bekerültek</text:p>
          </table:table-cell>
        </table:table-row>
        <table:table-row table:style-name="ro1">
          <table:table-cell table:style-name="ce2629" office:value-type="string" calcext:value-type="string">
            <text:p>* Vadember fortély bekerül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2</text:p>
          </table:table-cell>
        </table:table-row>
        <table:table-row table:style-name="ro1">
          <table:table-cell table:style-name="ce262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1</text:p>
          </table:table-cell>
        </table:table-row>
        <table:table-row table:style-name="ro1">
          <table:table-cell table:style-name="ce262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9" office:value-type="string" calcext:value-type="string">
            <text:p>* rengeteg apró javítá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0</text:p>
          </table:table-cell>
        </table:table-row>
        <table:table-row table:style-name="ro1">
          <table:table-cell table:style-name="ce262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9" office:value-type="string" calcext:value-type="string">
            <text:p>* Data fül teljes átrendez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5.1</text:p>
          </table:table-cell>
        </table:table-row>
        <table:table-row table:style-name="ro1">
          <table:table-cell table:style-name="ce262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5.0 – 1K</text:p>
          </table:table-cell>
        </table:table-row>
        <table:table-row table:style-name="ro1">
          <table:table-cell table:style-name="ce262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9" office:value-type="string" calcext:value-type="string">
            <text:p>* SFÉ számítása automatikus</text:p>
          </table:table-cell>
        </table:table-row>
        <table:table-row table:style-name="ro1">
          <table:table-cell table:style-name="ce26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3.2</text:p>
          </table:table-cell>
        </table:table-row>
        <table:table-row table:style-name="ro1">
          <table:table-cell table:style-name="ce26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3.1</text:p>
          </table:table-cell>
        </table:table-row>
        <table:table-row table:style-name="ro1">
          <table:table-cell table:style-name="ce26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9" office:value-type="string" calcext:value-type="string">
            <text:p>* Hamisítás képzettség bekötve</text:p>
          </table:table-cell>
        </table:table-row>
        <table:table-row table:style-name="ro36">
          <table:table-cell table:style-name="ce2629" office:value-type="string" calcext:value-type="string">
            <text:p>* Szakma lista</text:p>
          </table:table-cell>
        </table:table-row>
        <table:table-row table:style-name="ro36">
          <table:table-cell table:style-name="ce26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9"/>
        </table:table-row>
        <table:table-row table:style-name="ro36">
          <table:table-cell table:style-name="ce2631" office:value-type="string" calcext:value-type="string">
            <text:p>V8.3.0</text:p>
          </table:table-cell>
        </table:table-row>
        <table:table-row table:style-name="ro37">
          <table:table-cell table:style-name="ce2629" office:value-type="string" calcext:value-type="string">
            <text:p>* Történelemismeret: Átfogó</text:p>
          </table:table-cell>
        </table:table-row>
        <table:table-row table:style-name="ro37">
          <table:table-cell table:style-name="ce2629" office:value-type="string" calcext:value-type="string">
            <text:p>* Műveltség: Átlagos (új)</text:p>
          </table:table-cell>
        </table:table-row>
        <table:table-row table:style-name="ro37">
          <table:table-cell table:style-name="ce2629" office:value-type="string" calcext:value-type="string">
            <text:p>* Irodalom-ismeret megszűnt</text:p>
          </table:table-cell>
        </table:table-row>
        <table:table-row table:style-name="ro37">
          <table:table-cell table:style-name="ce2629" office:value-type="string" calcext:value-type="string">
            <text:p>* SP táblázat bekerült a Harcértékek fülre</text:p>
          </table:table-cell>
        </table:table-row>
        <table:table-row table:style-name="ro37">
          <table:table-cell table:style-name="ce2629" office:value-type="string" calcext:value-type="string">
            <text:p>* Könnyű képzettségek megszűntek</text:p>
          </table:table-cell>
        </table:table-row>
        <table:table-row table:style-name="ro37">
          <table:table-cell table:style-name="ce2629" office:value-type="string" calcext:value-type="string">
            <text:p>* Nyelvismeret (ingyenes) táblázat bekerült - választhatóak legördülő menüből</text:p>
          </table:table-cell>
        </table:table-row>
        <table:table-row table:style-name="ro37">
          <table:table-cell table:style-name="ce2629" office:value-type="string" calcext:value-type="string">
            <text:p>* Nyelvek választhatóak legördülő menüből</text:p>
          </table:table-cell>
        </table:table-row>
        <table:table-row table:style-name="ro37">
          <table:table-cell table:style-name="ce2629" office:value-type="string" calcext:value-type="string">
            <text:p>* Fortélylista fülre nyelvek, hátterek listája</text:p>
          </table:table-cell>
        </table:table-row>
        <table:table-row table:style-name="ro37">
          <table:table-cell table:style-name="ce262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7">
          <table:table-cell table:style-name="ce262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2.6</text:p>
          </table:table-cell>
        </table:table-row>
        <table:table-row table:style-name="ro2">
          <table:table-cell table:style-name="ce262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9"/>
        </table:table-row>
        <table:table-row table:style-name="ro37">
          <table:table-cell table:style-name="ce2631" office:value-type="string" calcext:value-type="string">
            <text:p>V8.2.4</text:p>
          </table:table-cell>
        </table:table-row>
        <table:table-row table:style-name="ro37">
          <table:table-cell table:style-name="ce2629" office:value-type="string" calcext:value-type="string">
            <text:p>* Fülek átnevezése, színezése</text:p>
          </table:table-cell>
        </table:table-row>
        <table:table-row table:style-name="ro37">
          <table:table-cell table:style-name="ce262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9"/>
        </table:table-row>
        <table:table-row table:style-name="ro37">
          <table:table-cell table:style-name="ce2631" office:value-type="string" calcext:value-type="string">
            <text:p>V8.2.3</text:p>
          </table:table-cell>
        </table:table-row>
        <table:table-row table:style-name="ro37">
          <table:table-cell table:style-name="ce2629" office:value-type="string" calcext:value-type="string">
            <text:p>* Szekunder fortélyok legördülő listából választhatóak</text:p>
          </table:table-cell>
        </table:table-row>
        <table:table-row table:style-name="ro37">
          <table:table-cell table:style-name="ce2629" office:value-type="string" calcext:value-type="string">
            <text:p>* Új fül: Fortélyok</text:p>
          </table:table-cell>
        </table:table-row>
        <table:table-row table:style-name="ro2">
          <table:table-cell table:style-name="ce2631"/>
        </table:table-row>
        <table:table-row table:style-name="ro37">
          <table:table-cell table:style-name="ce2631" office:value-type="string" calcext:value-type="string">
            <text:p>V8.2.2</text:p>
          </table:table-cell>
        </table:table-row>
        <table:table-row table:style-name="ro37">
          <table:table-cell table:style-name="ce2629" office:value-type="string" calcext:value-type="string">
            <text:p>* Új betűtípus: Avenir</text:p>
          </table:table-cell>
        </table:table-row>
        <table:table-row table:style-name="ro2">
          <table:table-cell table:style-name="ce262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2.0</text:p>
          </table:table-cell>
        </table:table-row>
        <table:table-row table:style-name="ro2">
          <table:table-cell table:style-name="ce2629" office:value-type="string" calcext:value-type="string">
            <text:p>* Vértviselet bekerült a fix fortélyok közé</text:p>
          </table:table-cell>
        </table:table-row>
        <table:table-row table:style-name="ro37">
          <table:table-cell table:style-name="ce2629" office:value-type="string" calcext:value-type="string">
            <text:p>* Erőbónusz ismét beszámolva a fegyverek értékeibe</text:p>
          </table:table-cell>
        </table:table-row>
        <table:table-row table:style-name="ro37">
          <table:table-cell table:style-name="ce2629" office:value-type="string" calcext:value-type="string">
            <text:p>* ÉP táblázat: automatikus kiszürkítés ÉP számától függően</text:p>
          </table:table-cell>
        </table:table-row>
        <table:table-row table:style-name="ro37">
          <table:table-cell table:style-name="ce2629" office:value-type="string" calcext:value-type="string">
            <text:p>* Kétkezes harc táblázat</text:p>
          </table:table-cell>
        </table:table-row>
        <table:table-row table:style-name="ro37">
          <table:table-cell table:style-name="ce2629" office:value-type="string" calcext:value-type="string">
            <text:p>* Páncélok, vértek táblázat</text:p>
          </table:table-cell>
        </table:table-row>
        <table:table-row table:style-name="ro2">
          <table:table-cell table:style-name="ce2629"/>
        </table:table-row>
        <table:table-row table:style-name="ro37">
          <table:table-cell table:style-name="ce2631" office:value-type="string" calcext:value-type="string">
            <text:p>V8.1.1</text:p>
          </table:table-cell>
        </table:table-row>
        <table:table-row table:style-name="ro37">
          <table:table-cell table:style-name="ce2629" office:value-type="string" calcext:value-type="string">
            <text:p>* Max szint: 21</text:p>
          </table:table-cell>
        </table:table-row>
        <table:table-row table:style-name="ro37">
          <table:table-cell table:style-name="ce2629" office:value-type="string" calcext:value-type="string">
            <text:p>* KP Alap: 150</text:p>
          </table:table-cell>
        </table:table-row>
        <table:table-row table:style-name="ro37">
          <table:table-cell table:style-name="ce2629" office:value-type="string" calcext:value-type="string">
            <text:p>* KP/Szint: 100 + (2x Intelligencia)</text:p>
          </table:table-cell>
        </table:table-row>
        <table:table-row table:style-name="ro37">
          <table:table-cell table:style-name="ce262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1.0</text:p>
          </table:table-cell>
        </table:table-row>
        <table:table-row table:style-name="ro2">
          <table:table-cell table:style-name="ce262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9" office:value-type="string" calcext:value-type="string">
            <text:p>* Hátterek átkerült a „Tartalék” lapra</text:p>
          </table:table-cell>
        </table:table-row>
        <table:table-row table:style-name="ro37">
          <table:table-cell table:style-name="ce2629" office:value-type="string" calcext:value-type="string">
            <text:p>* Fegyverek táblázatban a fegyver kommenteket is beszúrja</text:p>
          </table:table-cell>
        </table:table-row>
        <table:table-row table:style-name="ro37">
          <table:table-cell table:style-name="ce2629" office:value-type="string" calcext:value-type="string">
            <text:p>* Távolsági fegyvereknél: hatótáv; + fegyver komment</text:p>
          </table:table-cell>
        </table:table-row>
        <table:table-row table:style-name="ro37">
          <table:table-cell table:style-name="ce2629" office:value-type="string" calcext:value-type="string">
            <text:p>* Elsődleges nyelv és másodlagos nyelv (Pyarroni és második helyett).</text:p>
          </table:table-cell>
        </table:table-row>
        <table:table-row table:style-name="ro37">
          <table:table-cell table:style-name="ce2629" office:value-type="string" calcext:value-type="string">
            <text:p>* Az 1.nyelvre: +6 bónusz; 2.nyelvre: +3 bónusz.</text:p>
          </table:table-cell>
        </table:table-row>
        <table:table-row table:style-name="ro37">
          <table:table-cell table:style-name="ce262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7">
          <table:table-cell table:style-name="ce2629" office:value-type="string" calcext:value-type="string">
            <text:p>* Plusz egy sor az Életerő táblázatba</text:p>
          </table:table-cell>
        </table:table-row>
        <table:table-row table:style-name="ro37">
          <table:table-cell table:style-name="ce262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5</text:p>
          </table:table-cell>
        </table:table-row>
        <table:table-row table:style-name="ro2">
          <table:table-cell table:style-name="ce262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9" office:value-type="string" calcext:value-type="string">
            <text:p>* KP maradt warning formázás</text:p>
          </table:table-cell>
        </table:table-row>
        <table:table-row table:style-name="ro2">
          <table:table-cell table:style-name="ce262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1</text:p>
          </table:table-cell>
        </table:table-row>
        <table:table-row table:style-name="ro2">
          <table:table-cell table:style-name="ce262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0</text:p>
          </table:table-cell>
        </table:table-row>
        <table:table-row table:style-name="ro2">
          <table:table-cell table:style-name="ce262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2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.3</text:p>
          </table:table-cell>
        </table:table-row>
        <table:table-row table:style-name="ro2">
          <table:table-cell table:style-name="ce2629" office:value-type="string" calcext:value-type="string">
            <text:p>* Új érték: Aura (3.fül)</text:p>
          </table:table-cell>
        </table:table-row>
        <table:table-row table:style-name="ro2">
          <table:table-cell table:style-name="ce262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.2</text:p>
          </table:table-cell>
        </table:table-row>
        <table:table-row table:style-name="ro37">
          <table:table-cell table:style-name="ce262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9"/>
        </table:table-row>
        <table:table-row table:style-name="ro37">
          <table:table-cell table:style-name="ce2631" office:value-type="string" calcext:value-type="string">
            <text:p>V7.9.1</text:p>
          </table:table-cell>
        </table:table-row>
        <table:table-row table:style-name="ro37">
          <table:table-cell table:style-name="ce2629" office:value-type="string" calcext:value-type="string">
            <text:p>* Új Primer képzettségek: Akrobatika, Lopakodás/rejtőzés, Aurafejlesztés</text:p>
          </table:table-cell>
        </table:table-row>
        <table:table-row table:style-name="ro37">
          <table:table-cell table:style-name="ce262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</text:p>
          </table:table-cell>
        </table:table-row>
        <table:table-row table:style-name="ro2">
          <table:table-cell table:style-name="ce26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8</text:p>
          </table:table-cell>
        </table:table-row>
        <table:table-row table:style-name="ro2">
          <table:table-cell table:style-name="ce26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7.1</text:p>
          </table:table-cell>
        </table:table-row>
        <table:table-row table:style-name="ro2">
          <table:table-cell table:style-name="ce26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7</text:p>
          </table:table-cell>
        </table:table-row>
        <table:table-row table:style-name="ro2">
          <table:table-cell table:style-name="ce26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6.1</text:p>
          </table:table-cell>
        </table:table-row>
        <table:table-row table:style-name="ro2">
          <table:table-cell table:style-name="ce26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6</text:p>
          </table:table-cell>
        </table:table-row>
        <table:table-row table:style-name="ro2">
          <table:table-cell table:style-name="ce26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5</text:p>
          </table:table-cell>
        </table:table-row>
        <table:table-row table:style-name="ro2">
          <table:table-cell table:style-name="ce26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4</text:p>
          </table:table-cell>
        </table:table-row>
        <table:table-row table:style-name="ro2">
          <table:table-cell table:style-name="ce26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34" office:value-type="string" calcext:value-type="string">
            <text:p>V7.3</text:p>
          </table:table-cell>
        </table:table-row>
        <table:table-row table:style-name="ro2">
          <table:table-cell table:style-name="ce26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2</text:p>
          </table:table-cell>
        </table:table-row>
        <table:table-row table:style-name="ro2">
          <table:table-cell table:style-name="ce26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1</text:p>
          </table:table-cell>
        </table:table-row>
        <table:table-row table:style-name="ro2">
          <table:table-cell table:style-name="ce2633" office:value-type="string" calcext:value-type="string">
            <text:p>* Buzogány harcértékek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0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9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8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3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3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7</text:p>
          </table:table-cell>
        </table:table-row>
        <table:table-row table:style-name="ro2">
          <table:table-cell table:style-name="ce26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4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6</text:p>
          </table:table-cell>
        </table:table-row>
        <table:table-row table:style-name="ro2">
          <table:table-cell table:style-name="ce2633" office:value-type="string" calcext:value-type="string">
            <text:p>* Akrobatika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5</text:p>
          </table:table-cell>
        </table:table-row>
        <table:table-row table:style-name="ro2">
          <table:table-cell table:style-name="ce26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4</text:p>
          </table:table-cell>
        </table:table-row>
        <table:table-row table:style-name="ro2">
          <table:table-cell table:style-name="ce26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3</text:p>
          </table:table-cell>
        </table:table-row>
        <table:table-row table:style-name="ro2">
          <table:table-cell table:style-name="ce26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2</text:p>
          </table:table-cell>
        </table:table-row>
        <table:table-row table:style-name="ro2">
          <table:table-cell table:style-name="ce26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3" office:value-type="string" calcext:value-type="string">
            <text:p>* Licenc szöveg módosult kicsit</text:p>
          </table:table-cell>
        </table:table-row>
        <table:table-row table:style-name="ro2">
          <table:table-cell table:style-name="ce26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3" office:value-type="string" calcext:value-type="string">
            <text:p>* Mágia tradíciókhoz infobox</text:p>
          </table:table-cell>
        </table:table-row>
        <table:table-row table:style-name="ro2">
          <table:table-cell table:style-name="ce26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1</text:p>
          </table:table-cell>
        </table:table-row>
        <table:table-row table:style-name="ro2">
          <table:table-cell table:style-name="ce26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0</text:p>
          </table:table-cell>
        </table:table-row>
        <table:table-row table:style-name="ro2">
          <table:table-cell table:style-name="ce26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9</text:p>
          </table:table-cell>
        </table:table-row>
        <table:table-row table:style-name="ro2">
          <table:table-cell table:style-name="ce2633" office:value-type="string" calcext:value-type="string">
            <text:p>* Kis javítások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8</text:p>
          </table:table-cell>
        </table:table-row>
        <table:table-row table:style-name="ro2">
          <table:table-cell table:style-name="ce2633" office:value-type="string" calcext:value-type="string">
            <text:p>* CC licenc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7</text:p>
          </table:table-cell>
        </table:table-row>
        <table:table-row table:style-name="ro2">
          <table:table-cell table:style-name="ce26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6</text:p>
          </table:table-cell>
        </table:table-row>
        <table:table-row table:style-name="ro2">
          <table:table-cell table:style-name="ce26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5.5</text:p>
          </table:table-cell>
        </table:table-row>
        <table:table-row table:style-name="ro2">
          <table:table-cell table:style-name="ce264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4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4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4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5.4</text:p>
          </table:table-cell>
        </table:table-row>
        <table:table-row table:style-name="ro2">
          <table:table-cell table:style-name="ce26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3" office:value-type="string" calcext:value-type="string">
            <text:p>* 1HM=5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3</text:p>
          </table:table-cell>
        </table:table-row>
        <table:table-row table:style-name="ro2">
          <table:table-cell table:style-name="ce26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2</text:p>
          </table:table-cell>
        </table:table-row>
        <table:table-row table:style-name="ro2">
          <table:table-cell table:style-name="ce26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1</text:p>
          </table:table-cell>
        </table:table-row>
        <table:table-row table:style-name="ro2">
          <table:table-cell table:style-name="ce2636" office:value-type="string" calcext:value-type="string">
            <text:p>* Könnyű KP oszlop javítása</text:p>
          </table:table-cell>
        </table:table-row>
        <table:table-row table:style-name="ro2">
          <table:table-cell table:style-name="ce26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0</text:p>
          </table:table-cell>
        </table:table-row>
        <table:table-row table:style-name="ro2">
          <table:table-cell table:style-name="ce2636" office:value-type="string" calcext:value-type="string">
            <text:p>*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9</text:p>
          </table:table-cell>
        </table:table-row>
        <table:table-row table:style-name="ro32">
          <table:table-cell table:style-name="ce26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6" office:value-type="string" calcext:value-type="string">
            <text:p>* CHM egyszerűbb neve: CM</text:p>
          </table:table-cell>
        </table:table-row>
        <table:table-row table:style-name="ro2">
          <table:table-cell table:style-name="ce26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4.8</text:p>
          </table:table-cell>
        </table:table-row>
        <table:table-row table:style-name="ro2">
          <table:table-cell table:style-name="ce26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7</text:p>
          </table:table-cell>
        </table:table-row>
        <table:table-row table:style-name="ro2">
          <table:table-cell table:style-name="ce2636" office:value-type="string" calcext:value-type="string">
            <text:p>* Mana korlát eltörlése</text:p>
          </table:table-cell>
        </table:table-row>
        <table:table-row table:style-name="ro2">
          <table:table-cell table:style-name="ce2636" office:value-type="string" calcext:value-type="string">
            <text:p>* Mágia tradíciók: 50KP</text:p>
          </table:table-cell>
        </table:table-row>
        <table:table-row table:style-name="ro2">
          <table:table-cell table:style-name="ce2636" office:value-type="string" calcext:value-type="string">
            <text:p>* KÉ-be ismét beszámít a TSZ</text:p>
          </table:table-cell>
        </table:table-row>
        <table:table-row table:style-name="ro2">
          <table:table-cell table:style-name="ce26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6" office:value-type="string" calcext:value-type="string">
            <text:p>* KP/szint: 80KP (eddig 70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6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5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4</text:p>
          </table:table-cell>
        </table:table-row>
        <table:table-row table:style-name="ro2">
          <table:table-cell table:style-name="ce26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3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4.2</text:p>
          </table:table-cell>
        </table:table-row>
        <table:table-row table:style-name="ro2">
          <table:table-cell table:style-name="ce26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1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0</text:p>
          </table:table-cell>
        </table:table-row>
        <table:table-row table:style-name="ro2">
          <table:table-cell table:style-name="ce26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6" office:value-type="string" calcext:value-type="string">
            <text:p>* Belharc harcmodor törölve</text:p>
          </table:table-cell>
        </table:table-row>
        <table:table-row table:style-name="ro2">
          <table:table-cell table:style-name="ce2636" office:value-type="string" calcext:value-type="string">
            <text:p>* Fortély cellák átalakítás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9</text:p>
          </table:table-cell>
        </table:table-row>
        <table:table-row table:style-name="ro2">
          <table:table-cell table:style-name="ce2636" office:value-type="string" calcext:value-type="string">
            <text:p>* KP/Szint = 70 + Intelligencia</text:p>
          </table:table-cell>
        </table:table-row>
        <table:table-row table:style-name="ro2">
          <table:table-cell table:style-name="ce26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8</text:p>
          </table:table-cell>
        </table:table-row>
        <table:table-row table:style-name="ro2">
          <table:table-cell table:style-name="ce26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7</text:p>
          </table:table-cell>
        </table:table-row>
        <table:table-row table:style-name="ro2">
          <table:table-cell table:style-name="ce2636" office:value-type="string" calcext:value-type="string">
            <text:p>* Max egyfajta HM hiba jav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6</text:p>
          </table:table-cell>
        </table:table-row>
        <table:table-row table:style-name="ro2">
          <table:table-cell table:style-name="ce26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3.5</text:p>
          </table:table-cell>
        </table:table-row>
        <table:table-row table:style-name="ro2">
          <table:table-cell table:style-name="ce2646" office:value-type="string" calcext:value-type="string">
            <text:p>* 1ψP = 2KP</text:p>
          </table:table-cell>
        </table:table-row>
        <table:table-row table:style-name="ro2">
          <table:table-cell table:style-name="ce2646" office:value-type="string" calcext:value-type="string">
            <text:p>* 1 MP = 3KP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4</text:p>
          </table:table-cell>
        </table:table-row>
        <table:table-row table:style-name="ro2">
          <table:table-cell table:style-name="ce2636" office:value-type="string" calcext:value-type="string">
            <text:p>* Apró javítások</text:p>
          </table:table-cell>
        </table:table-row>
        <table:table-row table:style-name="ro2">
          <table:table-cell table:style-name="ce26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3</text:p>
          </table:table-cell>
        </table:table-row>
        <table:table-row table:style-name="ro2">
          <table:table-cell table:style-name="ce264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6" office:value-type="string" calcext:value-type="string">
            <text:p>* 1 CHM = 4KP</text:p>
          </table:table-cell>
        </table:table-row>
        <table:table-row table:style-name="ro2">
          <table:table-cell table:style-name="ce264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6" office:value-type="string" calcext:value-type="string">
            <text:p>* 5HM-&gt;3HM másra</text:p>
          </table:table-cell>
        </table:table-row>
        <table:table-row table:style-name="ro2">
          <table:table-cell table:style-name="ce2646" office:value-type="string" calcext:value-type="string">
            <text:p>* 4HM-&gt;2HM másra</text:p>
          </table:table-cell>
        </table:table-row>
        <table:table-row table:style-name="ro2">
          <table:table-cell table:style-name="ce2646" office:value-type="string" calcext:value-type="string">
            <text:p>* 3HM-&gt;1HM másr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1</text:p>
          </table:table-cell>
        </table:table-row>
        <table:table-row table:style-name="ro2">
          <table:table-cell table:style-name="ce264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8, V2.9</text:p>
          </table:table-cell>
        </table:table-row>
        <table:table-row table:style-name="ro2">
          <table:table-cell table:style-name="ce264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7</text:p>
          </table:table-cell>
        </table:table-row>
        <table:table-row table:style-name="ro2">
          <table:table-cell table:style-name="ce264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6" office:value-type="string" calcext:value-type="string">
            <text:p>* Életerő táblázat bekerült</text:p>
          </table:table-cell>
        </table:table-row>
        <table:table-row table:style-name="ro2">
          <table:table-cell table:style-name="ce2646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6</text:p>
          </table:table-cell>
        </table:table-row>
        <table:table-row table:style-name="ro2">
          <table:table-cell table:style-name="ce26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6" office:value-type="string" calcext:value-type="string">
            <text:p>sehol a nyomtatási képből</text:p>
          </table:table-cell>
        </table:table-row>
        <table:table-row table:style-name="ro2">
          <table:table-cell table:style-name="ce2634" office:value-type="string" calcext:value-type="string">
            <text:p>v2.5</text:p>
          </table:table-cell>
        </table:table-row>
        <table:table-row table:style-name="ro2">
          <table:table-cell table:style-name="ce26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566"/>
        <table:table-column table:style-name="co103" table:default-cell-style-name="ce2059"/>
        <table:table-column table:style-name="co15" table:default-cell-style-name="ce2566"/>
        <table:table-column table:style-name="co104" table:default-cell-style-name="ce2566"/>
        <table:table-column table:style-name="co105" table:default-cell-style-name="ce2566"/>
        <table:table-column table:style-name="co15" table:default-cell-style-name="ce2566"/>
        <table:table-column table:style-name="co106" table:default-cell-style-name="ce2566"/>
        <table:table-column table:style-name="co107" table:default-cell-style-name="ce2566"/>
        <table:table-column table:style-name="co108" table:default-cell-style-name="ce2566"/>
        <table:table-column table:style-name="co109" table:default-cell-style-name="ce2566"/>
        <table:table-column table:style-name="co110" table:default-cell-style-name="ce2566"/>
        <table:table-column table:style-name="co111" table:default-cell-style-name="ce2566"/>
        <table:table-column table:style-name="co112" table:default-cell-style-name="ce2566"/>
        <table:table-column table:style-name="co113" table:default-cell-style-name="ce2566"/>
        <table:table-column table:style-name="co114" table:default-cell-style-name="ce2566"/>
        <table:table-column table:style-name="co115" table:default-cell-style-name="ce2566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963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8"/>
          <table:covered-table-cell table:style-name="ce2238"/>
          <table:covered-table-cell table:number-columns-repeated="6" table:style-name="ce2228"/>
          <table:covered-table-cell table:number-columns-repeated="3" table:style-name="ce2296"/>
          <table:covered-table-cell table:style-name="ce222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8"/>
          <table:table-cell table:style-name="ce2238"/>
          <table:table-cell table:style-name="ce2228" table:number-columns-repeated="2"/>
          <table:table-cell table:style-name="ce2171"/>
          <table:table-cell table:style-name="ce2228" table:number-columns-repeated="3"/>
          <table:table-cell table:style-name="ce2296" table:number-columns-repeated="3"/>
          <table:table-cell table:style-name="ce222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4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8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4" office:value-type="string" calcext:value-type="string">
            <text:p>Szint</text:p>
          </table:table-cell>
          <table:table-cell table:style-name="ce2274" office:value-type="string" calcext:value-type="string" table:number-columns-spanned="2" table:number-rows-spanned="1">
            <text:p>KP</text:p>
          </table:table-cell>
          <table:covered-table-cell table:style-name="ce22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4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4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6" table:number-columns-repeated="5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2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49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60" office:value-type="string" calcext:value-type="string">
            <text:p>Fok</text:p>
          </table:table-cell>
          <table:table-cell table:style-name="ce216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1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4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4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4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2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4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60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4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46" table:content-validation-name="val5"/>
          <table:table-cell table:style-name="ce963" table:formula="of:= VLOOKUP([$Harcértékek.B61];ketkezes_harc_bonuszok;2;0)" office:value-type="float" office:value="6" calcext:value-type="float">
            <text:p>6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4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4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0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53" table:number-columns-repeated="3"/>
          <table:table-cell table:style-name="ce244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53"/>
          <table:table-cell table:style-name="ce244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60" table:content-validation-name="val221" office:value-type="string" calcext:value-type="string">
            <text:p>Fok</text:p>
          </table:table-cell>
          <table:table-cell table:style-name="ce2160" table:content-validation-name="val221" office:value-type="string" calcext:value-type="string">
            <text:p>Bónusz</text:p>
          </table:table-cell>
          <table:table-cell table:style-name="ce629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29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49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29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29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29" table:content-validation-name="val5"/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6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0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06" office:value-type="string" calcext:value-type="string">
            <text:p>Erőbónusz</text:p>
          </table:table-cell>
          <table:table-cell table:style-name="ce2639" table:formula="of:=[$Alapértékek.C18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29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51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10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9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1"/>
          <table:table-cell table:style-name="ce951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54"/>
          <table:table-cell/>
          <table:table-cell table:style-name="ce706" office:value-type="string" calcext:value-type="string">
            <text:p>Harckeret „nulla” szint</text:p>
          </table:table-cell>
          <table:table-cell table:style-name="ce95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1"/>
          <table:table-cell table:style-name="ce951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28" office:value-type="string" calcext:value-type="string">
            <text:p>Harckeret növ fok bónusz</text:p>
          </table:table-cell>
          <table:table-cell table:style-name="ce95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1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2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6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1" office:value-type="float" office:value="2" calcext:value-type="float">
            <text:p>2</text:p>
          </table:table-cell>
          <table:table-cell table:style-name="ce2501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2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2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3" table:content-validation-name="val5"/>
          <table:table-cell table:style-name="ce216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629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7" table:content-validation-name="val5"/>
          <table:table-cell table:style-name="Default" table:number-columns-repeated="3"/>
          <table:table-cell table:style-name="ce1629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1" office:value-type="float" office:value="3" calcext:value-type="float">
            <text:p>3</text:p>
          </table:table-cell>
          <table:table-cell table:style-name="ce2501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29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6" table:content-validation-name="val5"/>
          <table:table-cell table:style-name="ce2150" table:content-validation-name="val5" table:number-columns-repeated="2"/>
          <table:table-cell table:style-name="ce2577" table:content-validation-name="val5"/>
          <table:table-cell table:style-name="ce2240" table:content-validation-name="val5"/>
          <table:table-cell table:style-name="ce2577" table:content-validation-name="val5" table:number-columns-repeated="3"/>
          <table:table-cell table:style-name="Default" table:number-columns-repeated="3"/>
          <table:table-cell table:style-name="ce1629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3" table:content-validation-name="val5"/>
          <table:covered-table-cell table:style-name="ce629" table:content-validation-name="val5"/>
          <table:table-cell table:style-name="Default" table:number-columns-repeated="3"/>
          <table:table-cell table:style-name="ce162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2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4" table:content-validation-name="val5"/>
          <table:table-cell table:style-name="ce222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2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6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24" table:content-validation-name="val5" office:value-type="string" calcext:value-type="string">
            <text:p>Szúró</text:p>
          </table:table-cell>
          <table:table-cell table:style-name="ce2224" table:content-validation-name="val5" office:value-type="string" calcext:value-type="string">
            <text:p>Vágó</text:p>
          </table:table-cell>
          <table:table-cell table:style-name="ce2224" table:content-validation-name="val5" office:value-type="string" calcext:value-type="string">
            <text:p>Zúzó</text:p>
          </table:table-cell>
          <table:table-cell table:style-name="ce222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2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96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96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96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2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96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2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96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2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96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2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96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2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96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96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24" table:content-validation-name="val5" office:value-type="string" calcext:value-type="string">
            <text:p>SFÉ</text:p>
          </table:table-cell>
          <table:table-cell table:style-name="ce222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29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24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29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629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62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629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629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29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227" table:content-validation-name="val220" office:value-type="string" calcext:value-type="string">
            <text:p>TÉ</text:p>
          </table:table-cell>
          <table:table-cell table:style-name="ce2237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157" table:content-validation-name="val220" table:formula="of:=VLOOKUP([.$C81];harcmodorok;2)" office:value-type="float" office:value="-9" calcext:value-type="float">
            <text:p>-9</text:p>
          </table:table-cell>
          <table:table-cell table:style-name="ce2157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157" table:content-validation-name="val220" table:formula="of:=VLOOKUP([.$C82];harcmodorok;2)" office:value-type="float" office:value="3" calcext:value-type="float">
            <text:p>3</text:p>
          </table:table-cell>
          <table:table-cell table:style-name="ce2157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157" table:content-validation-name="val220" table:formula="of:=VLOOKUP([.$C83];harcmodorok;2)" office:value-type="float" office:value="6" calcext:value-type="float">
            <text:p>6</text:p>
          </table:table-cell>
          <table:table-cell table:style-name="ce2157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157" table:content-validation-name="val220" table:formula="of:=VLOOKUP([.$C84];harcmodorok;2)" office:value-type="float" office:value="9" calcext:value-type="float">
            <text:p>9</text:p>
          </table:table-cell>
          <table:table-cell table:style-name="ce2157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27" table:content-validation-name="val103" office:value-type="string" calcext:value-type="string">
            <text:p>TÉ</text:p>
          </table:table-cell>
          <table:table-cell table:style-name="ce2237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 table:style-name="ce2157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157" office:value-type="float" office:value="6" calcext:value-type="float">
            <text:p>6</text:p>
          </table:table-cell>
          <table:table-cell table:number-columns-repeated="2" table:style-name="ce2157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157" office:value-type="float" office:value="9" calcext:value-type="float">
            <text:p>9</text:p>
          </table:table-cell>
          <table:table-cell table:number-columns-repeated="2" table:style-name="ce2157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82"/>
          <table:table-cell table:style-name="Default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8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/>
          <table:table-cell/>
          <table:table-cell table:style-name="ce88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240"/>
          <table:table-cell table:style-name="ce25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6"/>
          <table:table-cell table:style-name="ce2150" table:number-columns-repeated="2"/>
          <table:table-cell table:style-name="ce2577"/>
          <table:table-cell table:style-name="ce2240"/>
          <table:table-cell table:style-name="ce25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16"/>
          <table:table-cell table:style-name="ce2150" table:number-columns-repeated="2"/>
          <table:table-cell table:style-name="ce2577"/>
          <table:table-cell table:style-name="ce2240"/>
          <table:table-cell table:style-name="ce25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16"/>
          <table:table-cell table:style-name="ce2150" table:number-columns-repeated="2"/>
          <table:table-cell table:style-name="ce2577"/>
          <table:table-cell table:style-name="ce2240"/>
          <table:table-cell table:style-name="ce2577" table:number-columns-repeated="6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style-name="ce1638"/>
          <table:table-cell table:style-name="ce2116"/>
          <table:table-cell table:style-name="ce2150" table:number-columns-repeated="2"/>
          <table:table-cell table:style-name="ce2577"/>
          <table:table-cell table:number-columns-repeated="4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number-columns-repeated="9"/>
          <table:table-cell table:style-name="ce2577" table:number-columns-repeated="3"/>
          <table:table-cell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2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.00.00</text:date>, <text:time style:data-style-name="N2" text:time-value="20:03:05.161550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1$Windows_X86_64 LibreOffice_project/484541f705153d4ff78284873b0153c3e5a280db</meta:generator>
    <dc:date>2025-09-11T21:03:52.294295500</dc:date>
    <meta:editing-cycles>1245</meta:editing-cycles>
    <meta:editing-duration>P10DT14H17M36S</meta:editing-duration>
    <meta:document-statistic meta:table-count="11" meta:cell-count="485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